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278735.5" table:style-name="ce9">
            <text:p>17.278.736</text:p>
          </table:table-cell>
          <table:table-cell office:value-type="percentage" office:value="1" table:style-name="ce10">
            <text:p>100,00%</text:p>
          </table:table-cell>
          <table:table-cell office:value-type="float" office:value="7479936" table:style-name="ce8">
            <text:p>7.479.936</text:p>
          </table:table-cell>
          <table:table-cell office:value-type="float" office:value="7318096" table:style-name="ce8">
            <text:p>7.318.096</text:p>
          </table:table-cell>
          <table:table-cell office:value-type="float" office:value="4204822" table:style-name="ce8">
            <text:p>4.204.822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29139" table:style-name="ce7">
            <text:p>1.829.13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1624" table:style-name="ce14">
            <text:p>2.741.624</text:p>
          </table:table-cell>
          <table:table-cell office:value-type="float" office:value="2654203" table:style-name="ce14">
            <text:p>2.654.203</text:p>
          </table:table-cell>
          <table:table-cell office:value-type="percentage" office:value="0.96811342474387441" table:style-name="ce15">
            <text:p>96,81%</text:p>
          </table:table-cell>
          <table:table-cell office:value-type="float" office:value="1150393" table:style-name="ce13">
            <text:p>1.150.393</text:p>
          </table:table-cell>
          <table:table-cell office:value-type="float" office:value="1128517" table:style-name="ce13">
            <text:p>1.128.517</text:p>
          </table:table-cell>
          <table:table-cell office:value-type="float" office:value="700663" table:style-name="ce13">
            <text:p>700.663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4241.5" table:style-name="ce14">
            <text:p>2.294.242</text:p>
          </table:table-cell>
          <table:table-cell office:value-type="percentage" office:value="0.93516663494065333" table:style-name="ce15">
            <text:p>93,52%</text:p>
          </table:table-cell>
          <table:table-cell office:value-type="float" office:value="928651" table:style-name="ce13">
            <text:p>928.651</text:p>
          </table:table-cell>
          <table:table-cell office:value-type="float" office:value="920043" table:style-name="ce13">
            <text:p>920.043</text:p>
          </table:table-cell>
          <table:table-cell office:value-type="float" office:value="722205" table:style-name="ce13">
            <text:p>722.205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70498" table:style-name="ce14">
            <text:p>2.170.498</text:p>
          </table:table-cell>
          <table:table-cell office:value-type="float" office:value="2045061" table:style-name="ce14">
            <text:p>2.045.061</text:p>
          </table:table-cell>
          <table:table-cell office:value-type="percentage" office:value="0.94220819369564035" table:style-name="ce15">
            <text:p>94,22%</text:p>
          </table:table-cell>
          <table:table-cell office:value-type="float" office:value="928459" table:style-name="ce13">
            <text:p>928.459</text:p>
          </table:table-cell>
          <table:table-cell office:value-type="float" office:value="912566" table:style-name="ce13">
            <text:p>912.566</text:p>
          </table:table-cell>
          <table:table-cell office:value-type="float" office:value="479721" table:style-name="ce13">
            <text:p>479.721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65151.5" table:style-name="ce14">
            <text:p>4.165.152</text:p>
          </table:table-cell>
          <table:table-cell office:value-type="percentage" office:value="0.93338610750693007" table:style-name="ce15">
            <text:p>93,34%</text:p>
          </table:table-cell>
          <table:table-cell office:value-type="float" office:value="1821390" table:style-name="ce13">
            <text:p>1.821.390</text:p>
          </table:table-cell>
          <table:table-cell office:value-type="float" office:value="1765317" table:style-name="ce13">
            <text:p>1.765.317</text:p>
          </table:table-cell>
          <table:table-cell office:value-type="float" office:value="995058" table:style-name="ce13">
            <text:p>995.058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7665" table:style-name="ce14">
            <text:p>1.267.665</text:p>
          </table:table-cell>
          <table:table-cell office:value-type="percentage" office:value="0.97721666332618984" table:style-name="ce15">
            <text:p>97,72%</text:p>
          </table:table-cell>
          <table:table-cell office:value-type="float" office:value="519715" table:style-name="ce13">
            <text:p>519.715</text:p>
          </table:table-cell>
          <table:table-cell office:value-type="float" office:value="515713" table:style-name="ce13">
            <text:p>515.713</text:p>
          </table:table-cell>
          <table:table-cell office:value-type="float" office:value="355274" table:style-name="ce13">
            <text:p>355.274</text:p>
          </table:table-cell>
          <table:table-cell office:value-type="date" office:date-value="2022-05-31T00:00:00" table:style-name="ce16">
            <text:p>31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0710" table:style-name="ce7">
            <text:p>280.710</text:p>
          </table:table-cell>
          <table:table-cell office:value-type="float" office:value="711260" table:style-name="ce7">
            <text:p>711.26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44952" table:style-name="ce14">
            <text:p>5.644.952</text:p>
          </table:table-cell>
          <table:table-cell office:value-type="float" office:value="5317719" table:style-name="ce14">
            <text:p>5.317.719</text:p>
          </table:table-cell>
          <table:table-cell office:value-type="percentage" office:value="0.94203086226419641" table:style-name="ce15">
            <text:p>94,20%</text:p>
          </table:table-cell>
          <table:table-cell office:value-type="float" office:value="2150061" table:style-name="ce13">
            <text:p>2.150.061</text:p>
          </table:table-cell>
          <table:table-cell office:value-type="float" office:value="2121873" table:style-name="ce13">
            <text:p>2.121.873</text:p>
          </table:table-cell>
          <table:table-cell office:value-type="float" office:value="1496878" table:style-name="ce13">
            <text:p>1.496.878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52890" table:style-name="ce7">
            <text:p>752.89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48610" table:style-name="ce14">
            <text:p>4.248.610</text:p>
          </table:table-cell>
          <table:table-cell office:value-type="float" office:value="3998597.5" table:style-name="ce14">
            <text:p>3.998.598</text:p>
          </table:table-cell>
          <table:table-cell office:value-type="percentage" office:value="0.94115428340092411" table:style-name="ce15">
            <text:p>94,12%</text:p>
          </table:table-cell>
          <table:table-cell office:value-type="float" office:value="1764626" table:style-name="ce13">
            <text:p>1.764.626</text:p>
          </table:table-cell>
          <table:table-cell office:value-type="float" office:value="1712746" table:style-name="ce13">
            <text:p>1.712.746</text:p>
          </table:table-cell>
          <table:table-cell office:value-type="float" office:value="1072298" table:style-name="ce13">
            <text:p>1.072.298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715494" table:style-name="ce7">
            <text:p>8.715.494</text:p>
          </table:table-cell>
          <table:table-cell office:value-type="float" office:value="639070" table:style-name="ce7">
            <text:p>63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8084" table:style-name="ce14">
            <text:p>14.328.084</text:p>
          </table:table-cell>
          <table:table-cell office:value-type="float" office:value="14225039.5" table:style-name="ce14">
            <text:p>14.225.040</text:p>
          </table:table-cell>
          <table:table-cell office:value-type="percentage" office:value="0.99280821497138072" table:style-name="ce15">
            <text:p>99,28%</text:p>
          </table:table-cell>
          <table:table-cell office:value-type="float" office:value="6492409" table:style-name="ce13">
            <text:p>6.492.409</text:p>
          </table:table-cell>
          <table:table-cell office:value-type="float" office:value="6352839" table:style-name="ce13">
            <text:p>6.352.839</text:p>
          </table:table-cell>
          <table:table-cell office:value-type="float" office:value="3751767" table:style-name="ce13">
            <text:p>3.751.767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20296.5" table:style-name="ce14">
            <text:p>10.120.297</text:p>
          </table:table-cell>
          <table:table-cell office:value-type="percentage" office:value="0.96395205907748105" table:style-name="ce15">
            <text:p>96,40%</text:p>
          </table:table-cell>
          <table:table-cell office:value-type="float" office:value="4449822" table:style-name="ce13">
            <text:p>4.449.822</text:p>
          </table:table-cell>
          <table:table-cell office:value-type="float" office:value="4383862" table:style-name="ce13">
            <text:p>4.383.862</text:p>
          </table:table-cell>
          <table:table-cell office:value-type="float" office:value="2892145" table:style-name="ce13">
            <text:p>2.892.145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3" table:style-name="ce7">
            <text:p>1.640.183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3" table:style-name="ce14">
            <text:p>2.319.763</text:p>
          </table:table-cell>
          <table:table-cell office:value-type="float" office:value="2331945.5" table:style-name="ce14">
            <text:p>2.331.946</text:p>
          </table:table-cell>
          <table:table-cell office:value-type="percentage" office:value="1" table:style-name="ce15">
            <text:p>100,00%</text:p>
          </table:table-cell>
          <table:table-cell office:value-type="float" office:value="969209" table:style-name="ce13">
            <text:p>969.209</text:p>
          </table:table-cell>
          <table:table-cell office:value-type="float" office:value="951032" table:style-name="ce13">
            <text:p>951.032</text:p>
          </table:table-cell>
          <table:table-cell office:value-type="float" office:value="637087" table:style-name="ce13">
            <text:p>637.087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127102.5" table:style-name="ce14">
            <text:p>6.127.103</text:p>
          </table:table-cell>
          <table:table-cell office:value-type="percentage" office:value="1" table:style-name="ce15">
            <text:p>100,00%</text:p>
          </table:table-cell>
          <table:table-cell office:value-type="float" office:value="2478094" table:style-name="ce13">
            <text:p>2.478.094</text:p>
          </table:table-cell>
          <table:table-cell office:value-type="float" office:value="2451626" table:style-name="ce13">
            <text:p>2.451.626</text:p>
          </table:table-cell>
          <table:table-cell office:value-type="float" office:value="1949603" table:style-name="ce13">
            <text:p>1.949.603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195" table:style-name="ce7">
            <text:p>464.195</text:p>
          </table:table-cell>
          <table:table-cell office:value-type="float" office:value="47380" table:style-name="ce7">
            <text:p>47.3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825" table:style-name="ce14">
            <text:p>689.825</text:p>
          </table:table-cell>
          <table:table-cell office:value-type="float" office:value="648454.5" table:style-name="ce14">
            <text:p>648.455</text:p>
          </table:table-cell>
          <table:table-cell office:value-type="percentage" office:value="0.94002754321748272" table:style-name="ce15">
            <text:p>94,00%</text:p>
          </table:table-cell>
          <table:table-cell office:value-type="float" office:value="284567" table:style-name="ce13">
            <text:p>284.567</text:p>
          </table:table-cell>
          <table:table-cell office:value-type="float" office:value="286431" table:style-name="ce13">
            <text:p>286.431</text:p>
          </table:table-cell>
          <table:table-cell office:value-type="float" office:value="176868" table:style-name="ce13">
            <text:p>176.868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053295" table:style-name="ce7">
            <text:p>9.05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523645" table:style-name="ce14">
            <text:p>13.523.645</text:p>
          </table:table-cell>
          <table:table-cell office:value-type="float" office:value="13259272.5" table:style-name="ce14">
            <text:p>13.259.273</text:p>
          </table:table-cell>
          <table:table-cell office:value-type="percentage" office:value="0.98045109140324227" table:style-name="ce15">
            <text:p>98,05%</text:p>
          </table:table-cell>
          <table:table-cell office:value-type="float" office:value="5767444" table:style-name="ce13">
            <text:p>5.767.444</text:p>
          </table:table-cell>
          <table:table-cell office:value-type="float" office:value="5707171" table:style-name="ce13">
            <text:p>5.707.171</text:p>
          </table:table-cell>
          <table:table-cell office:value-type="float" office:value="3320632" table:style-name="ce13">
            <text:p>3.320.632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21198" table:style-name="ce14">
            <text:p>2.821.198</text:p>
          </table:table-cell>
          <table:table-cell office:value-type="percentage" office:value="0.96674805147632048" table:style-name="ce15">
            <text:p>96,67%</text:p>
          </table:table-cell>
          <table:table-cell office:value-type="float" office:value="1299873" table:style-name="ce13">
            <text:p>1.299.873</text:p>
          </table:table-cell>
          <table:table-cell office:value-type="float" office:value="1278738" table:style-name="ce13">
            <text:p>1.278.738</text:p>
          </table:table-cell>
          <table:table-cell office:value-type="float" office:value="689251" table:style-name="ce13">
            <text:p>689.251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22295" table:style-name="ce14">
            <text:p>1.322.295</text:p>
          </table:table-cell>
          <table:table-cell office:value-type="percentage" office:value="0.93901859651589614" table:style-name="ce15">
            <text:p>93,90%</text:p>
          </table:table-cell>
          <table:table-cell office:value-type="float" office:value="568335" table:style-name="ce13">
            <text:p>568.335</text:p>
          </table:table-cell>
          <table:table-cell office:value-type="float" office:value="562498" table:style-name="ce13">
            <text:p>562.498</text:p>
          </table:table-cell>
          <table:table-cell office:value-type="float" office:value="357620" table:style-name="ce13">
            <text:p>357.620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9248" table:style-name="ce7">
            <text:p>2.959.24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02653" table:style-name="ce14">
            <text:p>4.502.653</text:p>
          </table:table-cell>
          <table:table-cell office:value-type="float" office:value="4420560.5" table:style-name="ce14">
            <text:p>4.420.561</text:p>
          </table:table-cell>
          <table:table-cell office:value-type="percentage" office:value="0.98176797101619873" table:style-name="ce15">
            <text:p>98,18%</text:p>
          </table:table-cell>
          <table:table-cell office:value-type="float" office:value="1948195" table:style-name="ce13">
            <text:p>1.948.195</text:p>
          </table:table-cell>
          <table:table-cell office:value-type="float" office:value="1911294" table:style-name="ce13">
            <text:p>1.911.294</text:p>
          </table:table-cell>
          <table:table-cell office:value-type="float" office:value="1185369" table:style-name="ce13">
            <text:p>1.185.369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0736" table:style-name="ce7">
            <text:p>110.73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8831" table:style-name="ce14">
            <text:p>168.831</text:p>
          </table:table-cell>
          <table:table-cell office:value-type="float" office:value="154234.5" table:style-name="ce14">
            <text:p>154.235</text:p>
          </table:table-cell>
          <table:table-cell office:value-type="percentage" office:value="0.91354372123602889" table:style-name="ce15">
            <text:p>91,35%</text:p>
          </table:table-cell>
          <table:table-cell office:value-type="float" office:value="67857" table:style-name="ce13">
            <text:p>67.857</text:p>
          </table:table-cell>
          <table:table-cell office:value-type="float" office:value="64752" table:style-name="ce13">
            <text:p>64.752</text:p>
          </table:table-cell>
          <table:table-cell office:value-type="float" office:value="39356" table:style-name="ce13">
            <text:p>39.356</text:p>
          </table:table-cell>
          <table:table-cell office:value-type="date" office:date-value="2022-06-01T00:00:00" table:style-name="ce16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44612.5" table:style-name="ce14">
            <text:p>144.613</text:p>
          </table:table-cell>
          <table:table-cell office:value-type="percentage" office:value="0.91272721534965917" table:style-name="ce15">
            <text:p>91,27%</text:p>
          </table:table-cell>
          <table:table-cell office:value-type="float" office:value="66109" table:style-name="ce13">
            <text:p>66.109</text:p>
          </table:table-cell>
          <table:table-cell office:value-type="float" office:value="62606" table:style-name="ce13">
            <text:p>62.606</text:p>
          </table:table-cell>
          <table:table-cell office:value-type="float" office:value="31529" table:style-name="ce13">
            <text:p>31.529</text:p>
          </table:table-cell>
          <table:table-cell office:value-type="date" office:date-value="2022-06-01T00:00:00" table:style-name="ce17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1810" table:style-name="ce7">
            <text:p>51.810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5720" table:style-name="ce14">
            <text:p>215.720</text:p>
          </table:table-cell>
          <table:table-cell office:value-type="float" office:value="205927.5" table:style-name="ce14">
            <text:p>205.928</text:p>
          </table:table-cell>
          <table:table-cell office:value-type="percentage" office:value="0.9546055071388837" table:style-name="ce15">
            <text:p>95,46%</text:p>
          </table:table-cell>
          <table:table-cell office:value-type="float" office:value="95131" table:style-name="ce13">
            <text:p>95.131</text:p>
          </table:table-cell>
          <table:table-cell office:value-type="float" office:value="96527" table:style-name="ce13">
            <text:p>96.527</text:p>
          </table:table-cell>
          <table:table-cell office:value-type="float" office:value="49434" table:style-name="ce13">
            <text:p>49.434</text:p>
          </table:table-cell>
          <table:table-cell office:value-type="date" office:date-value="2022-06-01T00:00:00" table:style-name="ce17">
            <text:p>01/06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170" table:style-name="ce7">
            <text:p>8.17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875" table:style-name="ce14">
            <text:p>12.875</text:p>
          </table:table-cell>
          <table:table-cell office:value-type="float" office:value="13417.5" table:style-name="ce14">
            <text:p>13.418</text:p>
          </table:table-cell>
          <table:table-cell office:value-type="percentage" office:value="1" table:style-name="ce15">
            <text:p>100,00%</text:p>
          </table:table-cell>
          <table:table-cell office:value-type="float" office:value="8113" table:style-name="ce13">
            <text:p>8.113</text:p>
          </table:table-cell>
          <table:table-cell office:value-type="float" office:value="8126" table:style-name="ce13">
            <text:p>8.126</text:p>
          </table:table-cell>
          <table:table-cell office:value-type="float" office:value="4059" table:style-name="ce13">
            <text:p>4.059</text:p>
          </table:table-cell>
          <table:table-cell office:value-type="date" office:date-value="2022-05-26T00:00:00" table:style-name="ce17">
            <text:p>26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98073" table:style-name="ce19">
            <text:p>63.398.073</text:p>
          </table:table-cell>
          <table:table-cell office:value-type="float" office:value="5155380" table:style-name="ce19">
            <text:p>5.155.380</text:p>
          </table:table-cell>
          <table:table-cell office:value-type="float" office:value="17223390" table:style-name="ce20">
            <text:p>17.223.390</text:p>
          </table:table-cell>
          <table:table-cell office:value-type="float" office:value="9008750" table:style-name="ce21">
            <text:p>9.008.750</text:p>
          </table:table-cell>
          <table:table-cell office:value-type="float" office:value="2096855" table:style-name="ce22">
            <text:p>2.096.855</text:p>
          </table:table-cell>
          <table:table-cell office:value-type="float" office:value="96882448" table:style-name="ce23">
            <text:p>96.882.448</text:p>
          </table:table-cell>
          <table:table-cell office:value-type="float" office:value="94815730.5" table:style-name="ce23">
            <text:p>94.815.731</text:p>
          </table:table-cell>
          <table:table-cell office:value-type="percentage" office:value="0.97866778201145377" table:style-name="ce24">
            <text:p>97,87%</text:p>
          </table:table-cell>
          <table:table-cell office:value-type="float" office:value="41238389" table:style-name="ce23">
            <text:p>41.238.389</text:p>
          </table:table-cell>
          <table:table-cell office:value-type="float" office:value="40512373" table:style-name="ce23">
            <text:p>40.512.373</text:p>
          </table:table-cell>
          <table:table-cell office:value-type="float" office:value="25111639" table:style-name="ce23">
            <text:p>25.111.639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3402" table:style-name="ce32">
            <text:p>7.043.402</text:p>
          </table:table-cell>
          <table:table-cell office:value-type="percentage" office:value="0.9381189810076046" table:style-name="ce33">
            <text:p>93,8%</text:p>
          </table:table-cell>
          <table:table-cell office:value-type="float" office:value="7014144" table:style-name="ce32">
            <text:p>7.014.144</text:p>
          </table:table-cell>
          <table:table-cell office:value-type="percentage" office:value="0.93422207364006815" table:style-name="ce33">
            <text:p>93,4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560" table:style-name="ce32">
            <text:p>1.097.560</text:p>
          </table:table-cell>
          <table:table-cell office:value-type="percentage" office:value="0.92277839059431244" table:style-name="ce33">
            <text:p>92,3%</text:p>
          </table:table-cell>
          <table:table-cell office:value-type="float" office:value="1091211" table:style-name="ce32">
            <text:p>1.091.211</text:p>
          </table:table-cell>
          <table:table-cell office:value-type="percentage" office:value="0.91744044095886357" table:style-name="ce33">
            <text:p>91,7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762" table:style-name="ce32">
            <text:p>885.762</text:p>
          </table:table-cell>
          <table:table-cell office:value-type="percentage" office:value="0.95197469603319695" table:style-name="ce33">
            <text:p>95,2%</text:p>
          </table:table-cell>
          <table:table-cell office:value-type="float" office:value="887361" table:style-name="ce32">
            <text:p>887.361</text:p>
          </table:table-cell>
          <table:table-cell office:value-type="percentage" office:value="0.95369322486933694" table:style-name="ce33">
            <text:p>95,4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280" table:style-name="ce32">
            <text:p>897.280</text:p>
          </table:table-cell>
          <table:table-cell office:value-type="percentage" office:value="0.82837035525721781" table:style-name="ce33">
            <text:p>82,8%</text:p>
          </table:table-cell>
          <table:table-cell office:value-type="float" office:value="891239" table:style-name="ce32">
            <text:p>891.239</text:p>
          </table:table-cell>
          <table:table-cell office:value-type="percentage" office:value="0.82279329423266712" table:style-name="ce33">
            <text:p>82,3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6270" table:style-name="ce32">
            <text:p>1.746.270</text:p>
          </table:table-cell>
          <table:table-cell office:value-type="percentage" office:value="0.85874543216591193" table:style-name="ce33">
            <text:p>85,9%</text:p>
          </table:table-cell>
          <table:table-cell office:value-type="float" office:value="1713565" table:style-name="ce32">
            <text:p>1.713.565</text:p>
          </table:table-cell>
          <table:table-cell office:value-type="percentage" office:value="0.84266242704128269" table:style-name="ce33">
            <text:p>84,3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815" table:style-name="ce32">
            <text:p>494.815</text:p>
          </table:table-cell>
          <table:table-cell office:value-type="percentage" office:value="0.93881744462700778" table:style-name="ce33">
            <text:p>93,9%</text:p>
          </table:table-cell>
          <table:table-cell office:value-type="float" office:value="496023" table:style-name="ce32">
            <text:p>496.023</text:p>
          </table:table-cell>
          <table:table-cell office:value-type="percentage" office:value="0.94110939509962777" table:style-name="ce33">
            <text:p>94,1%</text:p>
          </table:table-cell>
          <table:table-cell office:value-type="date" office:date-value="2022-05-31T00:00:00" table:style-name="ce34">
            <text:p>31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8391" table:style-name="ce32">
            <text:p>2.048.391</text:p>
          </table:table-cell>
          <table:table-cell office:value-type="percentage" office:value="0.94302508713720834" table:style-name="ce33">
            <text:p>94,3%</text:p>
          </table:table-cell>
          <table:table-cell office:value-type="float" office:value="2039493" table:style-name="ce32">
            <text:p>2.039.493</text:p>
          </table:table-cell>
          <table:table-cell office:value-type="percentage" office:value="0.93892868306916333" table:style-name="ce33">
            <text:p>93,9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1893" table:style-name="ce32">
            <text:p>1.661.893</text:p>
          </table:table-cell>
          <table:table-cell office:value-type="percentage" office:value="0.91509799667636149" table:style-name="ce33">
            <text:p>91,5%</text:p>
          </table:table-cell>
          <table:table-cell office:value-type="float" office:value="1639441" table:style-name="ce32">
            <text:p>1.639.441</text:p>
          </table:table-cell>
          <table:table-cell office:value-type="percentage" office:value="0.90273511878868906" table:style-name="ce33">
            <text:p>90,3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3741" table:style-name="ce32">
            <text:p>6.253.741</text:p>
          </table:table-cell>
          <table:table-cell office:value-type="percentage" office:value="0.92205238429856984" table:style-name="ce33">
            <text:p>92,2%</text:p>
          </table:table-cell>
          <table:table-cell office:value-type="float" office:value="6183904" table:style-name="ce32">
            <text:p>6.183.904</text:p>
          </table:table-cell>
          <table:table-cell office:value-type="percentage" office:value="0.91175560795905408" table:style-name="ce33">
            <text:p>91,2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6606" table:style-name="ce32">
            <text:p>4.196.606</text:p>
          </table:table-cell>
          <table:table-cell office:value-type="percentage" office:value="0.93423457477761707" table:style-name="ce33">
            <text:p>93,4%</text:p>
          </table:table-cell>
          <table:table-cell office:value-type="float" office:value="4218581" table:style-name="ce32">
            <text:p>4.218.581</text:p>
          </table:table-cell>
          <table:table-cell office:value-type="percentage" office:value="0.93912657673842492" table:style-name="ce33">
            <text:p>93,9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088" table:style-name="ce32">
            <text:p>910.088</text:p>
          </table:table-cell>
          <table:table-cell office:value-type="percentage" office:value="0.95809830611965596" table:style-name="ce33">
            <text:p>95,8%</text:p>
          </table:table-cell>
          <table:table-cell office:value-type="float" office:value="907283" table:style-name="ce32">
            <text:p>907.283</text:p>
          </table:table-cell>
          <table:table-cell office:value-type="percentage" office:value="0.95514533261746093" table:style-name="ce33">
            <text:p>95,5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968" table:style-name="ce32">
            <text:p>2.341.968</text:p>
          </table:table-cell>
          <table:table-cell office:value-type="percentage" office:value="0.95352072592337445" table:style-name="ce33">
            <text:p>95,4%</text:p>
          </table:table-cell>
          <table:table-cell office:value-type="float" office:value="2347933" table:style-name="ce32">
            <text:p>2.347.933</text:p>
          </table:table-cell>
          <table:table-cell office:value-type="percentage" office:value="0.95594934626751793" table:style-name="ce33">
            <text:p>95,6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352" table:style-name="ce32">
            <text:p>269.352</text:p>
          </table:table-cell>
          <table:table-cell office:value-type="percentage" office:value="0.95691685703018703" table:style-name="ce33">
            <text:p>95,7%</text:p>
          </table:table-cell>
          <table:table-cell office:value-type="float" office:value="273955" table:style-name="ce32">
            <text:p>273.955</text:p>
          </table:table-cell>
          <table:table-cell office:value-type="percentage" office:value="0.97326976435186996" table:style-name="ce33">
            <text:p>97,3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7439" table:style-name="ce32">
            <text:p>5.517.439</text:p>
          </table:table-cell>
          <table:table-cell office:value-type="percentage" office:value="0.92405359452867131" table:style-name="ce33">
            <text:p>92,4%</text:p>
          </table:table-cell>
          <table:table-cell office:value-type="float" office:value="5518335" table:style-name="ce32">
            <text:p>5.518.335</text:p>
          </table:table-cell>
          <table:table-cell office:value-type="percentage" office:value="0.92420365545742789" table:style-name="ce33">
            <text:p>92,4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1725" table:style-name="ce32">
            <text:p>1.231.725</text:p>
          </table:table-cell>
          <table:table-cell office:value-type="percentage" office:value="0.93481474847717161" table:style-name="ce33">
            <text:p>93,5%</text:p>
          </table:table-cell>
          <table:table-cell office:value-type="float" office:value="1235904" table:style-name="ce32">
            <text:p>1.235.904</text:p>
          </table:table-cell>
          <table:table-cell office:value-type="percentage" office:value="0.93798639055140576" table:style-name="ce33">
            <text:p>93,8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40036" table:style-name="ce32">
            <text:p>540.036</text:p>
          </table:table-cell>
          <table:table-cell office:value-type="percentage" office:value="0.93081730653217831" table:style-name="ce33">
            <text:p>93,1%</text:p>
          </table:table-cell>
          <table:table-cell office:value-type="float" office:value="540542" table:style-name="ce32">
            <text:p>540.542</text:p>
          </table:table-cell>
          <table:table-cell office:value-type="percentage" office:value="0.93168945867963748" table:style-name="ce33">
            <text:p>93,2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5142" table:style-name="ce32">
            <text:p>1.865.142</text:p>
          </table:table-cell>
          <table:table-cell office:value-type="percentage" office:value="0.95391338103048562" table:style-name="ce33">
            <text:p>95,4%</text:p>
          </table:table-cell>
          <table:table-cell office:value-type="float" office:value="1853287" table:style-name="ce32">
            <text:p>1.853.287</text:p>
          </table:table-cell>
          <table:table-cell office:value-type="percentage" office:value="0.94785022705501543" table:style-name="ce33">
            <text:p>94,8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850" table:style-name="ce32">
            <text:p>64.850</text:p>
          </table:table-cell>
          <table:table-cell office:value-type="percentage" office:value="0.91300736318968312" table:style-name="ce33">
            <text:p>91,3%</text:p>
          </table:table-cell>
          <table:table-cell office:value-type="float" office:value="62891" table:style-name="ce32">
            <text:p>62.891</text:p>
          </table:table-cell>
          <table:table-cell office:value-type="percentage" office:value="0.88542707908037566" table:style-name="ce33">
            <text:p>88,5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650" table:style-name="ce32">
            <text:p>62.650</text:p>
          </table:table-cell>
          <table:table-cell office:value-type="percentage" office:value="0.91773357161691027" table:style-name="ce33">
            <text:p>91,8%</text:p>
          </table:table-cell>
          <table:table-cell office:value-type="float" office:value="60827" table:style-name="ce32">
            <text:p>60.827</text:p>
          </table:table-cell>
          <table:table-cell office:value-type="percentage" office:value="0.89102920926962181" table:style-name="ce33">
            <text:p>89,1%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31" table:style-name="ce32">
            <text:p>95.131</text:p>
          </table:table-cell>
          <table:table-cell office:value-type="string" table:style-name="ce33">
            <text:p>-</text:p>
          </table:table-cell>
          <table:table-cell office:value-type="float" office:value="96527" table:style-name="ce32">
            <text:p>96.527</text:p>
          </table:table-cell>
          <table:table-cell office:value-type="string" table:style-name="ce33">
            <text:p>-</text:p>
          </table:table-cell>
          <table:table-cell office:value-type="date" office:date-value="2022-06-01T00:00:00" table:style-name="ce34">
            <text:p>01/06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13" table:style-name="ce32">
            <text:p>8.113</text:p>
          </table:table-cell>
          <table:table-cell office:value-type="string" table:style-name="ce33">
            <text:p>-</text:p>
          </table:table-cell>
          <table:table-cell office:value-type="float" office:value="8126" table:style-name="ce32">
            <text:p>8.126</text:p>
          </table:table-cell>
          <table:table-cell office:value-type="string" table:style-name="ce33">
            <text:p>-</text:p>
          </table:table-cell>
          <table:table-cell office:value-type="date" office:date-value="2022-05-26T00:00:00" table:style-name="ce34">
            <text:p>26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32214" table:style-name="ce35">
            <text:p>39.232.214</text:p>
          </table:table-cell>
          <table:table-cell office:value-type="percentage" office:value="0.93000316012553552" table:style-name="ce36">
            <text:p>93,0%</text:p>
          </table:table-cell>
          <table:table-cell office:value-type="float" office:value="39080572" table:style-name="ce35">
            <text:p>39.080.572</text:p>
          </table:table-cell>
          <table:table-cell office:value-type="percentage" office:value="0.92640847288183936" table:style-name="ce36">
            <text:p>92,6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76" table:style-name="ce45">
            <text:p>435.576</text:p>
          </table:table-cell>
          <table:table-cell office:value-type="percentage" office:value="1" table:style-name="ce46">
            <text:p>100,0%</text:p>
          </table:table-cell>
          <table:table-cell office:value-type="float" office:value="656651" table:style-name="ce45">
            <text:p>656.651</text:p>
          </table:table-cell>
          <table:table-cell office:value-type="percentage" office:value="1" table:style-name="ce46">
            <text:p>100,0%</text:p>
          </table:table-cell>
          <table:table-cell office:value-type="float" office:value="937764" table:style-name="ce45">
            <text:p>937.764</text:p>
          </table:table-cell>
          <table:table-cell office:value-type="percentage" office:value="0.97864289225226953" table:style-name="ce46">
            <text:p>97,9%</text:p>
          </table:table-cell>
          <table:table-cell office:value-type="float" office:value="1229906" table:style-name="ce45">
            <text:p>1.229.906</text:p>
          </table:table-cell>
          <table:table-cell office:value-type="percentage" office:value="0.95519928300213341" table:style-name="ce46">
            <text:p>95,5%</text:p>
          </table:table-cell>
          <table:table-cell office:value-type="float" office:value="1277853" table:style-name="ce45">
            <text:p>1.277.853</text:p>
          </table:table-cell>
          <table:table-cell office:value-type="percentage" office:value="0.92308009038268168" table:style-name="ce46">
            <text:p>92,3%</text:p>
          </table:table-cell>
          <table:table-cell office:value-type="float" office:value="969179" table:style-name="ce45">
            <text:p>969.179</text:p>
          </table:table-cell>
          <table:table-cell office:value-type="percentage" office:value="0.87965397590973826" table:style-name="ce46">
            <text:p>88,0%</text:p>
          </table:table-cell>
          <table:table-cell office:value-type="float" office:value="813408" table:style-name="ce45">
            <text:p>813.408</text:p>
          </table:table-cell>
          <table:table-cell office:value-type="percentage" office:value="0.87830413600082924" table:style-name="ce46">
            <text:p>87,8%</text:p>
          </table:table-cell>
          <table:table-cell office:value-type="float" office:value="723065" table:style-name="ce45">
            <text:p>723.065</text:p>
          </table:table-cell>
          <table:table-cell office:value-type="percentage" office:value="0.93558742621427815" table:style-name="ce46">
            <text:p>93,6%</text:p>
          </table:table-cell>
          <table:table-cell office:value-type="float" office:value="7043402" table:style-name="ce45">
            <text:p>7.043.402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1189810076046" table:style-name="ce46">
            <text:p>93,8%</text:p>
          </table:table-cell>
          <table:table-cell office:value-type="percentage" office:value="0.82841945812486317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24" table:style-name="ce48">
            <text:p>101.724</text:p>
          </table:table-cell>
          <table:table-cell office:value-type="percentage" office:value="1" table:style-name="ce49">
            <text:p>100,0%</text:p>
          </table:table-cell>
          <table:table-cell office:value-type="float" office:value="119896" table:style-name="ce48">
            <text:p>119.896</text:p>
          </table:table-cell>
          <table:table-cell office:value-type="percentage" office:value="1" table:style-name="ce49">
            <text:p>100,0%</text:p>
          </table:table-cell>
          <table:table-cell office:value-type="float" office:value="156079" table:style-name="ce48">
            <text:p>156.079</text:p>
          </table:table-cell>
          <table:table-cell office:value-type="percentage" office:value="0.96757175624573799" table:style-name="ce49">
            <text:p>96,8%</text:p>
          </table:table-cell>
          <table:table-cell office:value-type="float" office:value="188639" table:style-name="ce48">
            <text:p>188.639</text:p>
          </table:table-cell>
          <table:table-cell office:value-type="percentage" office:value="0.93864258347016971" table:style-name="ce49">
            <text:p>93,9%</text:p>
          </table:table-cell>
          <table:table-cell office:value-type="float" office:value="192495" table:style-name="ce48">
            <text:p>192.495</text:p>
          </table:table-cell>
          <table:table-cell office:value-type="percentage" office:value="0.90103774158970595" table:style-name="ce49">
            <text:p>90,1%</text:p>
          </table:table-cell>
          <table:table-cell office:value-type="float" office:value="132184" table:style-name="ce48">
            <text:p>132.184</text:p>
          </table:table-cell>
          <table:table-cell office:value-type="percentage" office:value="0.8351381746041775" table:style-name="ce49">
            <text:p>83,5%</text:p>
          </table:table-cell>
          <table:table-cell office:value-type="float" office:value="111010" table:style-name="ce48">
            <text:p>111.010</text:p>
          </table:table-cell>
          <table:table-cell office:value-type="percentage" office:value="0.84871328307772287" table:style-name="ce49">
            <text:p>84,9%</text:p>
          </table:table-cell>
          <table:table-cell office:value-type="float" office:value="95533" table:style-name="ce48">
            <text:p>95.533</text:p>
          </table:table-cell>
          <table:table-cell office:value-type="percentage" office:value="0.89252314620178064" table:style-name="ce49">
            <text:p>89,3%</text:p>
          </table:table-cell>
          <table:table-cell office:value-type="float" office:value="1097560" table:style-name="ce48">
            <text:p>1.097.56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77839059431244" table:style-name="ce49">
            <text:p>92,3%</text:p>
          </table:table-cell>
          <table:table-cell office:value-type="percentage" office:value="0.82453068175757038" table:style-name="ce49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99" table:style-name="ce48">
            <text:p>89.299</text:p>
          </table:table-cell>
          <table:table-cell office:value-type="percentage" office:value="1" table:style-name="ce49">
            <text:p>100,0%</text:p>
          </table:table-cell>
          <table:table-cell office:value-type="float" office:value="114835" table:style-name="ce48">
            <text:p>114.835</text:p>
          </table:table-cell>
          <table:table-cell office:value-type="percentage" office:value="1" table:style-name="ce49">
            <text:p>100,0%</text:p>
          </table:table-cell>
          <table:table-cell office:value-type="float" office:value="149232" table:style-name="ce48">
            <text:p>149.232</text:p>
          </table:table-cell>
          <table:table-cell office:value-type="percentage" office:value="0.98185406934666752" table:style-name="ce49">
            <text:p>98,2%</text:p>
          </table:table-cell>
          <table:table-cell office:value-type="float" office:value="154493" table:style-name="ce48">
            <text:p>154.493</text:p>
          </table:table-cell>
          <table:table-cell office:value-type="percentage" office:value="0.95317214019977414" table:style-name="ce49">
            <text:p>95,3%</text:p>
          </table:table-cell>
          <table:table-cell office:value-type="float" office:value="152638" table:style-name="ce48">
            <text:p>152.638</text:p>
          </table:table-cell>
          <table:table-cell office:value-type="percentage" office:value="0.91994937319189973" table:style-name="ce49">
            <text:p>92,0%</text:p>
          </table:table-cell>
          <table:table-cell office:value-type="float" office:value="93206" table:style-name="ce48">
            <text:p>93.206</text:p>
          </table:table-cell>
          <table:table-cell office:value-type="percentage" office:value="0.85832159202880531" table:style-name="ce49">
            <text:p>85,8%</text:p>
          </table:table-cell>
          <table:table-cell office:value-type="float" office:value="68971" table:style-name="ce48">
            <text:p>68.971</text:p>
          </table:table-cell>
          <table:table-cell office:value-type="percentage" office:value="0.87038439211529239" table:style-name="ce49">
            <text:p>87,0%</text:p>
          </table:table-cell>
          <table:table-cell office:value-type="float" office:value="63088" table:style-name="ce48">
            <text:p>63.088</text:p>
          </table:table-cell>
          <table:table-cell office:value-type="percentage" office:value="0.96677700134853495" table:style-name="ce49">
            <text:p>96,7%</text:p>
          </table:table-cell>
          <table:table-cell office:value-type="float" office:value="885762" table:style-name="ce48">
            <text:p>885.762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97469603319695" table:style-name="ce49">
            <text:p>95,2%</text:p>
          </table:table-cell>
          <table:table-cell office:value-type="percentage" office:value="0.87449068950299591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6" table:style-name="ce48">
            <text:p>51.866</text:p>
          </table:table-cell>
          <table:table-cell office:value-type="percentage" office:value="0.96705386608990729" table:style-name="ce49">
            <text:p>96,7%</text:p>
          </table:table-cell>
          <table:table-cell office:value-type="float" office:value="79959" table:style-name="ce48">
            <text:p>79.959</text:p>
          </table:table-cell>
          <table:table-cell office:value-type="percentage" office:value="0.91660361785542332" table:style-name="ce49">
            <text:p>91,7%</text:p>
          </table:table-cell>
          <table:table-cell office:value-type="float" office:value="112236" table:style-name="ce48">
            <text:p>112.236</text:p>
          </table:table-cell>
          <table:table-cell office:value-type="percentage" office:value="0.88102172018870739" table:style-name="ce49">
            <text:p>88,1%</text:p>
          </table:table-cell>
          <table:table-cell office:value-type="float" office:value="153772" table:style-name="ce48">
            <text:p>153.772</text:p>
          </table:table-cell>
          <table:table-cell office:value-type="percentage" office:value="0.86628208306104515" table:style-name="ce49">
            <text:p>86,6%</text:p>
          </table:table-cell>
          <table:table-cell office:value-type="float" office:value="174020" table:style-name="ce48">
            <text:p>174.020</text:p>
          </table:table-cell>
          <table:table-cell office:value-type="percentage" office:value="0.80333113288985936" table:style-name="ce49">
            <text:p>80,3%</text:p>
          </table:table-cell>
          <table:table-cell office:value-type="float" office:value="135648" table:style-name="ce48">
            <text:p>135.648</text:p>
          </table:table-cell>
          <table:table-cell office:value-type="percentage" office:value="0.73702912842915125" table:style-name="ce49">
            <text:p>73,7%</text:p>
          </table:table-cell>
          <table:table-cell office:value-type="float" office:value="105070" table:style-name="ce48">
            <text:p>105.070</text:p>
          </table:table-cell>
          <table:table-cell office:value-type="percentage" office:value="0.7657437706339778" table:style-name="ce49">
            <text:p>76,6%</text:p>
          </table:table-cell>
          <table:table-cell office:value-type="float" office:value="84709" table:style-name="ce48">
            <text:p>84.709</text:p>
          </table:table-cell>
          <table:table-cell office:value-type="percentage" office:value="0.85103882012538179" table:style-name="ce49">
            <text:p>85,1%</text:p>
          </table:table-cell>
          <table:table-cell office:value-type="float" office:value="897280" table:style-name="ce48">
            <text:p>897.280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37035525721781" table:style-name="ce49">
            <text:p>82,8%</text:p>
          </table:table-cell>
          <table:table-cell office:value-type="percentage" office:value="0.73561107581316232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64" table:style-name="ce48">
            <text:p>94.864</text:p>
          </table:table-cell>
          <table:table-cell office:value-type="percentage" office:value="0.94521830971881793" table:style-name="ce49">
            <text:p>94,5%</text:p>
          </table:table-cell>
          <table:table-cell office:value-type="float" office:value="156248" table:style-name="ce48">
            <text:p>156.248</text:p>
          </table:table-cell>
          <table:table-cell office:value-type="percentage" office:value="0.93312470886136423" table:style-name="ce49">
            <text:p>93,3%</text:p>
          </table:table-cell>
          <table:table-cell office:value-type="float" office:value="229549" table:style-name="ce48">
            <text:p>229.549</text:p>
          </table:table-cell>
          <table:table-cell office:value-type="percentage" office:value="0.91252012482359723" table:style-name="ce49">
            <text:p>91,3%</text:p>
          </table:table-cell>
          <table:table-cell office:value-type="float" office:value="326120" table:style-name="ce48">
            <text:p>326.120</text:p>
          </table:table-cell>
          <table:table-cell office:value-type="percentage" office:value="0.8856012404717486" table:style-name="ce49">
            <text:p>88,6%</text:p>
          </table:table-cell>
          <table:table-cell office:value-type="float" office:value="325343" table:style-name="ce48">
            <text:p>325.343</text:p>
          </table:table-cell>
          <table:table-cell office:value-type="percentage" office:value="0.82552365486355161" table:style-name="ce49">
            <text:p>82,6%</text:p>
          </table:table-cell>
          <table:table-cell office:value-type="float" office:value="239903" table:style-name="ce48">
            <text:p>239.903</text:p>
          </table:table-cell>
          <table:table-cell office:value-type="percentage" office:value="0.766801337330836" table:style-name="ce49">
            <text:p>76,7%</text:p>
          </table:table-cell>
          <table:table-cell office:value-type="float" office:value="201519" table:style-name="ce48">
            <text:p>201.519</text:p>
          </table:table-cell>
          <table:table-cell office:value-type="percentage" office:value="0.79129150943766668" table:style-name="ce49">
            <text:p>79,1%</text:p>
          </table:table-cell>
          <table:table-cell office:value-type="float" office:value="172724" table:style-name="ce48">
            <text:p>172.724</text:p>
          </table:table-cell>
          <table:table-cell office:value-type="percentage" office:value="0.93736737850378526" table:style-name="ce49">
            <text:p>93,7%</text:p>
          </table:table-cell>
          <table:table-cell office:value-type="float" office:value="1746270" table:style-name="ce48">
            <text:p>1.746.270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874543216591193" table:style-name="ce49">
            <text:p>85,9%</text:p>
          </table:table-cell>
          <table:table-cell office:value-type="percentage" office:value="0.7780672429533646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3" table:style-name="ce48">
            <text:p>42.593</text:p>
          </table:table-cell>
          <table:table-cell office:value-type="percentage" office:value="1" table:style-name="ce49">
            <text:p>100,0%</text:p>
          </table:table-cell>
          <table:table-cell office:value-type="float" office:value="56229" table:style-name="ce48">
            <text:p>56.229</text:p>
          </table:table-cell>
          <table:table-cell office:value-type="percentage" office:value="1" table:style-name="ce49">
            <text:p>100,0%</text:p>
          </table:table-cell>
          <table:table-cell office:value-type="float" office:value="77306" table:style-name="ce48">
            <text:p>77.306</text:p>
          </table:table-cell>
          <table:table-cell office:value-type="percentage" office:value="0.97538387776474" table:style-name="ce49">
            <text:p>97,5%</text:p>
          </table:table-cell>
          <table:table-cell office:value-type="float" office:value="85235" table:style-name="ce48">
            <text:p>85.235</text:p>
          </table:table-cell>
          <table:table-cell office:value-type="percentage" office:value="0.93695723865010438" table:style-name="ce49">
            <text:p>93,7%</text:p>
          </table:table-cell>
          <table:table-cell office:value-type="float" office:value="89556" table:style-name="ce48">
            <text:p>89.556</text:p>
          </table:table-cell>
          <table:table-cell office:value-type="percentage" office:value="0.91959829955024341" table:style-name="ce49">
            <text:p>92,0%</text:p>
          </table:table-cell>
          <table:table-cell office:value-type="float" office:value="56987" table:style-name="ce48">
            <text:p>56.987</text:p>
          </table:table-cell>
          <table:table-cell office:value-type="percentage" office:value="0.84855117781947054" table:style-name="ce49">
            <text:p>84,9%</text:p>
          </table:table-cell>
          <table:table-cell office:value-type="float" office:value="43577" table:style-name="ce48">
            <text:p>43.577</text:p>
          </table:table-cell>
          <table:table-cell office:value-type="percentage" office:value="0.85658404261592591" table:style-name="ce49">
            <text:p>85,7%</text:p>
          </table:table-cell>
          <table:table-cell office:value-type="float" office:value="43332" table:style-name="ce48">
            <text:p>43.332</text:p>
          </table:table-cell>
          <table:table-cell office:value-type="percentage" office:value="0.95691539871474951" table:style-name="ce49">
            <text:p>95,7%</text:p>
          </table:table-cell>
          <table:table-cell office:value-type="float" office:value="494815" table:style-name="ce48">
            <text:p>494.81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81744462700778" table:style-name="ce49">
            <text:p>93,9%</text:p>
          </table:table-cell>
          <table:table-cell office:value-type="percentage" office:value="0.84778679185477723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47" table:style-name="ce48">
            <text:p>230.047</text:p>
          </table:table-cell>
          <table:table-cell office:value-type="percentage" office:value="1" table:style-name="ce49">
            <text:p>100,0%</text:p>
          </table:table-cell>
          <table:table-cell office:value-type="float" office:value="252360" table:style-name="ce48">
            <text:p>252.360</text:p>
          </table:table-cell>
          <table:table-cell office:value-type="percentage" office:value="1" table:style-name="ce49">
            <text:p>100,0%</text:p>
          </table:table-cell>
          <table:table-cell office:value-type="float" office:value="324689" table:style-name="ce48">
            <text:p>324.689</text:p>
          </table:table-cell>
          <table:table-cell office:value-type="percentage" office:value="0.99219540219347702" table:style-name="ce49">
            <text:p>99,2%</text:p>
          </table:table-cell>
          <table:table-cell office:value-type="float" office:value="357958" table:style-name="ce48">
            <text:p>357.958</text:p>
          </table:table-cell>
          <table:table-cell office:value-type="percentage" office:value="0.93902199090773153" table:style-name="ce49">
            <text:p>93,9%</text:p>
          </table:table-cell>
          <table:table-cell office:value-type="float" office:value="326372" table:style-name="ce48">
            <text:p>326.372</text:p>
          </table:table-cell>
          <table:table-cell office:value-type="percentage" office:value="0.90608047706564654" table:style-name="ce49">
            <text:p>90,6%</text:p>
          </table:table-cell>
          <table:table-cell office:value-type="float" office:value="219209" table:style-name="ce48">
            <text:p>219.209</text:p>
          </table:table-cell>
          <table:table-cell office:value-type="percentage" office:value="0.84668716348270778" table:style-name="ce49">
            <text:p>84,7%</text:p>
          </table:table-cell>
          <table:table-cell office:value-type="float" office:value="181396" table:style-name="ce48">
            <text:p>181.396</text:p>
          </table:table-cell>
          <table:table-cell office:value-type="percentage" office:value="0.85653440614980714" table:style-name="ce49">
            <text:p>85,7%</text:p>
          </table:table-cell>
          <table:table-cell office:value-type="float" office:value="156360" table:style-name="ce48">
            <text:p>156.360</text:p>
          </table:table-cell>
          <table:table-cell office:value-type="percentage" office:value="0.92961866371776125" table:style-name="ce49">
            <text:p>93,0%</text:p>
          </table:table-cell>
          <table:table-cell office:value-type="float" office:value="2048391" table:style-name="ce48">
            <text:p>2.048.391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302508713720834" table:style-name="ce49">
            <text:p>94,3%</text:p>
          </table:table-cell>
          <table:table-cell office:value-type="percentage" office:value="0.85827073859624936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10" table:style-name="ce48">
            <text:p>139.110</text:p>
          </table:table-cell>
          <table:table-cell office:value-type="percentage" office:value="1" table:style-name="ce49">
            <text:p>100,0%</text:p>
          </table:table-cell>
          <table:table-cell office:value-type="float" office:value="159575" table:style-name="ce48">
            <text:p>159.575</text:p>
          </table:table-cell>
          <table:table-cell office:value-type="percentage" office:value="1" table:style-name="ce49">
            <text:p>100,0%</text:p>
          </table:table-cell>
          <table:table-cell office:value-type="float" office:value="225660" table:style-name="ce48">
            <text:p>225.660</text:p>
          </table:table-cell>
          <table:table-cell office:value-type="percentage" office:value="0.98961531040047712" table:style-name="ce49">
            <text:p>99,0%</text:p>
          </table:table-cell>
          <table:table-cell office:value-type="float" office:value="290422" table:style-name="ce48">
            <text:p>290.422</text:p>
          </table:table-cell>
          <table:table-cell office:value-type="percentage" office:value="0.93261230479725887" table:style-name="ce49">
            <text:p>93,3%</text:p>
          </table:table-cell>
          <table:table-cell office:value-type="float" office:value="292521" table:style-name="ce48">
            <text:p>292.521</text:p>
          </table:table-cell>
          <table:table-cell office:value-type="percentage" office:value="0.88460177633429193" table:style-name="ce49">
            <text:p>88,5%</text:p>
          </table:table-cell>
          <table:table-cell office:value-type="float" office:value="212867" table:style-name="ce48">
            <text:p>212.867</text:p>
          </table:table-cell>
          <table:table-cell office:value-type="percentage" office:value="0.82586294524560522" table:style-name="ce49">
            <text:p>82,6%</text:p>
          </table:table-cell>
          <table:table-cell office:value-type="float" office:value="181292" table:style-name="ce48">
            <text:p>181.292</text:p>
          </table:table-cell>
          <table:table-cell office:value-type="percentage" office:value="0.82784759260612262" table:style-name="ce49">
            <text:p>82,8%</text:p>
          </table:table-cell>
          <table:table-cell office:value-type="float" office:value="160446" table:style-name="ce48">
            <text:p>160.446</text:p>
          </table:table-cell>
          <table:table-cell office:value-type="percentage" office:value="0.90231475232824943" table:style-name="ce49">
            <text:p>90,2%</text:p>
          </table:table-cell>
          <table:table-cell office:value-type="float" office:value="1661893" table:style-name="ce48">
            <text:p>1.661.89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509799667636149" table:style-name="ce49">
            <text:p>91,5%</text:p>
          </table:table-cell>
          <table:table-cell office:value-type="percentage" office:value="0.81121135027061642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89" table:style-name="ce48">
            <text:p>461.289</text:p>
          </table:table-cell>
          <table:table-cell office:value-type="percentage" office:value="1" table:style-name="ce49">
            <text:p>100,0%</text:p>
          </table:table-cell>
          <table:table-cell office:value-type="float" office:value="622283" table:style-name="ce48">
            <text:p>622.283</text:p>
          </table:table-cell>
          <table:table-cell office:value-type="percentage" office:value="0.97883870034102205" table:style-name="ce49">
            <text:p>97,9%</text:p>
          </table:table-cell>
          <table:table-cell office:value-type="float" office:value="810358" table:style-name="ce48">
            <text:p>810.358</text:p>
          </table:table-cell>
          <table:table-cell office:value-type="percentage" office:value="0.95058440979537451" table:style-name="ce49">
            <text:p>95,1%</text:p>
          </table:table-cell>
          <table:table-cell office:value-type="float" office:value="1045466" table:style-name="ce48">
            <text:p>1.045.466</text:p>
          </table:table-cell>
          <table:table-cell office:value-type="percentage" office:value="0.95267454649667715" table:style-name="ce49">
            <text:p>95,3%</text:p>
          </table:table-cell>
          <table:table-cell office:value-type="float" office:value="1167714" table:style-name="ce48">
            <text:p>1.167.714</text:p>
          </table:table-cell>
          <table:table-cell office:value-type="percentage" office:value="0.91547356785022693" table:style-name="ce49">
            <text:p>91,5%</text:p>
          </table:table-cell>
          <table:table-cell office:value-type="float" office:value="835107" table:style-name="ce48">
            <text:p>835.107</text:p>
          </table:table-cell>
          <table:table-cell office:value-type="percentage" office:value="0.86393835063747382" table:style-name="ce49">
            <text:p>86,4%</text:p>
          </table:table-cell>
          <table:table-cell office:value-type="float" office:value="701877" table:style-name="ce48">
            <text:p>701.877</text:p>
          </table:table-cell>
          <table:table-cell office:value-type="percentage" office:value="0.84660496544836317" table:style-name="ce49">
            <text:p>84,7%</text:p>
          </table:table-cell>
          <table:table-cell office:value-type="float" office:value="609647" table:style-name="ce48">
            <text:p>609.647</text:p>
          </table:table-cell>
          <table:table-cell office:value-type="percentage" office:value="0.90807357569600944" table:style-name="ce49">
            <text:p>90,8%</text:p>
          </table:table-cell>
          <table:table-cell office:value-type="float" office:value="6253741" table:style-name="ce48">
            <text:p>6.253.741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205238429856984" table:style-name="ce49">
            <text:p>92,2%</text:p>
          </table:table-cell>
          <table:table-cell office:value-type="percentage" office:value="0.81521767043793236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50" table:style-name="ce48">
            <text:p>299.150</text:p>
          </table:table-cell>
          <table:table-cell office:value-type="percentage" office:value="1" table:style-name="ce49">
            <text:p>100,0%</text:p>
          </table:table-cell>
          <table:table-cell office:value-type="float" office:value="437925" table:style-name="ce48">
            <text:p>437.925</text:p>
          </table:table-cell>
          <table:table-cell office:value-type="percentage" office:value="0.99579103907443789" table:style-name="ce49">
            <text:p>99,6%</text:p>
          </table:table-cell>
          <table:table-cell office:value-type="float" office:value="576919" table:style-name="ce48">
            <text:p>576.919</text:p>
          </table:table-cell>
          <table:table-cell office:value-type="percentage" office:value="0.96613691931540346" table:style-name="ce49">
            <text:p>96,6%</text:p>
          </table:table-cell>
          <table:table-cell office:value-type="float" office:value="724226" table:style-name="ce48">
            <text:p>724.226</text:p>
          </table:table-cell>
          <table:table-cell office:value-type="percentage" office:value="0.95005876982169657" table:style-name="ce49">
            <text:p>95,0%</text:p>
          </table:table-cell>
          <table:table-cell office:value-type="float" office:value="768518" table:style-name="ce48">
            <text:p>768.518</text:p>
          </table:table-cell>
          <table:table-cell office:value-type="percentage" office:value="0.91411558860647324" table:style-name="ce49">
            <text:p>91,4%</text:p>
          </table:table-cell>
          <table:table-cell office:value-type="float" office:value="531692" table:style-name="ce48">
            <text:p>531.692</text:p>
          </table:table-cell>
          <table:table-cell office:value-type="percentage" office:value="0.86605931382050783" table:style-name="ce49">
            <text:p>86,6%</text:p>
          </table:table-cell>
          <table:table-cell office:value-type="float" office:value="449962" table:style-name="ce48">
            <text:p>449.962</text:p>
          </table:table-cell>
          <table:table-cell office:value-type="percentage" office:value="0.87750720104217661" table:style-name="ce49">
            <text:p>87,8%</text:p>
          </table:table-cell>
          <table:table-cell office:value-type="float" office:value="408214" table:style-name="ce48">
            <text:p>408.214</text:p>
          </table:table-cell>
          <table:table-cell office:value-type="percentage" office:value="0.94326072338822786" table:style-name="ce49">
            <text:p>94,3%</text:p>
          </table:table-cell>
          <table:table-cell office:value-type="float" office:value="4196606" table:style-name="ce48">
            <text:p>4.196.606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23457477761707" table:style-name="ce49">
            <text:p>93,4%</text:p>
          </table:table-cell>
          <table:table-cell office:value-type="percentage" office:value="0.83149763871730886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41" table:style-name="ce48">
            <text:p>78.441</text:p>
          </table:table-cell>
          <table:table-cell office:value-type="percentage" office:value="1" table:style-name="ce49">
            <text:p>100,0%</text:p>
          </table:table-cell>
          <table:table-cell office:value-type="float" office:value="96170" table:style-name="ce48">
            <text:p>96.170</text:p>
          </table:table-cell>
          <table:table-cell office:value-type="percentage" office:value="1" table:style-name="ce49">
            <text:p>100,0%</text:p>
          </table:table-cell>
          <table:table-cell office:value-type="float" office:value="133498" table:style-name="ce48">
            <text:p>133.498</text:p>
          </table:table-cell>
          <table:table-cell office:value-type="percentage" office:value="1" table:style-name="ce49">
            <text:p>100,0%</text:p>
          </table:table-cell>
          <table:table-cell office:value-type="float" office:value="162384" table:style-name="ce48">
            <text:p>162.384</text:p>
          </table:table-cell>
          <table:table-cell office:value-type="percentage" office:value="0.96684191410692277" table:style-name="ce49">
            <text:p>96,7%</text:p>
          </table:table-cell>
          <table:table-cell office:value-type="float" office:value="147432" table:style-name="ce48">
            <text:p>147.432</text:p>
          </table:table-cell>
          <table:table-cell office:value-type="percentage" office:value="0.93586227909811093" table:style-name="ce49">
            <text:p>93,6%</text:p>
          </table:table-cell>
          <table:table-cell office:value-type="float" office:value="114950" table:style-name="ce48">
            <text:p>114.950</text:p>
          </table:table-cell>
          <table:table-cell office:value-type="percentage" office:value="0.88530675744366227" table:style-name="ce49">
            <text:p>88,5%</text:p>
          </table:table-cell>
          <table:table-cell office:value-type="float" office:value="95767" table:style-name="ce48">
            <text:p>95.767</text:p>
          </table:table-cell>
          <table:table-cell office:value-type="percentage" office:value="0.85121682399160936" table:style-name="ce49">
            <text:p>85,1%</text:p>
          </table:table-cell>
          <table:table-cell office:value-type="float" office:value="81446" table:style-name="ce48">
            <text:p>81.446</text:p>
          </table:table-cell>
          <table:table-cell office:value-type="percentage" office:value="0.95026193281919047" table:style-name="ce49">
            <text:p>95,0%</text:p>
          </table:table-cell>
          <table:table-cell office:value-type="float" office:value="910088" table:style-name="ce48">
            <text:p>910.08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09830611965596" table:style-name="ce49">
            <text:p>95,8%</text:p>
          </table:table-cell>
          <table:table-cell office:value-type="percentage" office:value="0.86019741039452779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15" table:style-name="ce48">
            <text:p>243.115</text:p>
          </table:table-cell>
          <table:table-cell office:value-type="percentage" office:value="1" table:style-name="ce49">
            <text:p>100,0%</text:p>
          </table:table-cell>
          <table:table-cell office:value-type="float" office:value="292406" table:style-name="ce48">
            <text:p>292.406</text:p>
          </table:table-cell>
          <table:table-cell office:value-type="percentage" office:value="1" table:style-name="ce49">
            <text:p>100,0%</text:p>
          </table:table-cell>
          <table:table-cell office:value-type="float" office:value="348324" table:style-name="ce48">
            <text:p>348.324</text:p>
          </table:table-cell>
          <table:table-cell office:value-type="percentage" office:value="0.98517391378130248" table:style-name="ce49">
            <text:p>98,5%</text:p>
          </table:table-cell>
          <table:table-cell office:value-type="float" office:value="393950" table:style-name="ce48">
            <text:p>393.950</text:p>
          </table:table-cell>
          <table:table-cell office:value-type="percentage" office:value="0.96273216031280551" table:style-name="ce49">
            <text:p>96,3%</text:p>
          </table:table-cell>
          <table:table-cell office:value-type="float" office:value="412730" table:style-name="ce48">
            <text:p>412.730</text:p>
          </table:table-cell>
          <table:table-cell office:value-type="percentage" office:value="0.93201335931731089" table:style-name="ce49">
            <text:p>93,2%</text:p>
          </table:table-cell>
          <table:table-cell office:value-type="float" office:value="269208" table:style-name="ce48">
            <text:p>269.208</text:p>
          </table:table-cell>
          <table:table-cell office:value-type="percentage" office:value="0.87235821359827348" table:style-name="ce49">
            <text:p>87,2%</text:p>
          </table:table-cell>
          <table:table-cell office:value-type="float" office:value="205018" table:style-name="ce48">
            <text:p>205.018</text:p>
          </table:table-cell>
          <table:table-cell office:value-type="percentage" office:value="0.88998185464616564" table:style-name="ce49">
            <text:p>89,0%</text:p>
          </table:table-cell>
          <table:table-cell office:value-type="float" office:value="177217" table:style-name="ce48">
            <text:p>177.217</text:p>
          </table:table-cell>
          <table:table-cell office:value-type="percentage" office:value="0.96658194432323941" table:style-name="ce49">
            <text:p>96,7%</text:p>
          </table:table-cell>
          <table:table-cell office:value-type="float" office:value="2341968" table:style-name="ce48">
            <text:p>2.341.96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52072592337445" table:style-name="ce49">
            <text:p>95,4%</text:p>
          </table:table-cell>
          <table:table-cell office:value-type="percentage" office:value="0.86840032689675017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8" table:style-name="ce48">
            <text:p>23.488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43" table:style-name="ce48">
            <text:p>38.543</text:p>
          </table:table-cell>
          <table:table-cell office:value-type="percentage" office:value="0.99816128865178433" table:style-name="ce49">
            <text:p>99,8%</text:p>
          </table:table-cell>
          <table:table-cell office:value-type="float" office:value="45976" table:style-name="ce48">
            <text:p>45.976</text:p>
          </table:table-cell>
          <table:table-cell office:value-type="percentage" office:value="0.96791578947368417" table:style-name="ce49">
            <text:p>96,8%</text:p>
          </table:table-cell>
          <table:table-cell office:value-type="float" office:value="48551" table:style-name="ce48">
            <text:p>48.551</text:p>
          </table:table-cell>
          <table:table-cell office:value-type="percentage" office:value="0.93865516974711938" table:style-name="ce49">
            <text:p>93,9%</text:p>
          </table:table-cell>
          <table:table-cell office:value-type="float" office:value="32607" table:style-name="ce48">
            <text:p>32.607</text:p>
          </table:table-cell>
          <table:table-cell office:value-type="percentage" office:value="0.88041365158224427" table:style-name="ce49">
            <text:p>88,0%</text:p>
          </table:table-cell>
          <table:table-cell office:value-type="float" office:value="25880" table:style-name="ce48">
            <text:p>25.880</text:p>
          </table:table-cell>
          <table:table-cell office:value-type="percentage" office:value="0.8579195120334151" table:style-name="ce49">
            <text:p>85,8%</text:p>
          </table:table-cell>
          <table:table-cell office:value-type="float" office:value="25517" table:style-name="ce48">
            <text:p>25.517</text:p>
          </table:table-cell>
          <table:table-cell office:value-type="percentage" office:value="0.98198960939003266" table:style-name="ce49">
            <text:p>98,2%</text:p>
          </table:table-cell>
          <table:table-cell office:value-type="float" office:value="269352" table:style-name="ce48">
            <text:p>269.352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91685703018703" table:style-name="ce49">
            <text:p>95,7%</text:p>
          </table:table-cell>
          <table:table-cell office:value-type="percentage" office:value="0.8519052679520267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989" table:style-name="ce48">
            <text:p>374.989</text:p>
          </table:table-cell>
          <table:table-cell office:value-type="percentage" office:value="1" table:style-name="ce49">
            <text:p>100,0%</text:p>
          </table:table-cell>
          <table:table-cell office:value-type="float" office:value="512843" table:style-name="ce48">
            <text:p>512.843</text:p>
          </table:table-cell>
          <table:table-cell office:value-type="percentage" office:value="0.97304430319704016" table:style-name="ce49">
            <text:p>97,3%</text:p>
          </table:table-cell>
          <table:table-cell office:value-type="float" office:value="694525" table:style-name="ce48">
            <text:p>694.525</text:p>
          </table:table-cell>
          <table:table-cell office:value-type="percentage" office:value="0.96400484136479847" table:style-name="ce49">
            <text:p>96,4%</text:p>
          </table:table-cell>
          <table:table-cell office:value-type="float" office:value="951146" table:style-name="ce48">
            <text:p>951.146</text:p>
          </table:table-cell>
          <table:table-cell office:value-type="percentage" office:value="0.96098747270800267" table:style-name="ce49">
            <text:p>96,1%</text:p>
          </table:table-cell>
          <table:table-cell office:value-type="float" office:value="1054505" table:style-name="ce48">
            <text:p>1.054.505</text:p>
          </table:table-cell>
          <table:table-cell office:value-type="percentage" office:value="0.91217551748090231" table:style-name="ce49">
            <text:p>91,2%</text:p>
          </table:table-cell>
          <table:table-cell office:value-type="float" office:value="782577" table:style-name="ce48">
            <text:p>782.577</text:p>
          </table:table-cell>
          <table:table-cell office:value-type="percentage" office:value="0.86871533806075196" table:style-name="ce49">
            <text:p>86,9%</text:p>
          </table:table-cell>
          <table:table-cell office:value-type="float" office:value="639726" table:style-name="ce48">
            <text:p>639.726</text:p>
          </table:table-cell>
          <table:table-cell office:value-type="percentage" office:value="0.86971641898588414" table:style-name="ce49">
            <text:p>87,0%</text:p>
          </table:table-cell>
          <table:table-cell office:value-type="float" office:value="507128" table:style-name="ce48">
            <text:p>507.128</text:p>
          </table:table-cell>
          <table:table-cell office:value-type="percentage" office:value="0.88854469635911271" table:style-name="ce49">
            <text:p>88,9%</text:p>
          </table:table-cell>
          <table:table-cell office:value-type="float" office:value="5517439" table:style-name="ce48">
            <text:p>5.517.439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05359452867131" table:style-name="ce49">
            <text:p>92,4%</text:p>
          </table:table-cell>
          <table:table-cell office:value-type="percentage" office:value="0.8166932313848132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86" table:style-name="ce48">
            <text:p>72.886</text:p>
          </table:table-cell>
          <table:table-cell office:value-type="percentage" office:value="1" table:style-name="ce49">
            <text:p>100,0%</text:p>
          </table:table-cell>
          <table:table-cell office:value-type="float" office:value="103898" table:style-name="ce48">
            <text:p>103.898</text:p>
          </table:table-cell>
          <table:table-cell office:value-type="percentage" office:value="0.99976905756240253" table:style-name="ce49">
            <text:p>100,0%</text:p>
          </table:table-cell>
          <table:table-cell office:value-type="float" office:value="149906" table:style-name="ce48">
            <text:p>149.906</text:p>
          </table:table-cell>
          <table:table-cell office:value-type="percentage" office:value="0.97632554171198571" table:style-name="ce49">
            <text:p>97,6%</text:p>
          </table:table-cell>
          <table:table-cell office:value-type="float" office:value="210083" table:style-name="ce48">
            <text:p>210.083</text:p>
          </table:table-cell>
          <table:table-cell office:value-type="percentage" office:value="0.96322838291999646" table:style-name="ce49">
            <text:p>96,3%</text:p>
          </table:table-cell>
          <table:table-cell office:value-type="float" office:value="237027" table:style-name="ce48">
            <text:p>237.027</text:p>
          </table:table-cell>
          <table:table-cell office:value-type="percentage" office:value="0.93883977375350536" table:style-name="ce49">
            <text:p>93,9%</text:p>
          </table:table-cell>
          <table:table-cell office:value-type="float" office:value="175122" table:style-name="ce48">
            <text:p>175.122</text:p>
          </table:table-cell>
          <table:table-cell office:value-type="percentage" office:value="0.87968293197504444" table:style-name="ce49">
            <text:p>88,0%</text:p>
          </table:table-cell>
          <table:table-cell office:value-type="float" office:value="150474" table:style-name="ce48">
            <text:p>150.474</text:p>
          </table:table-cell>
          <table:table-cell office:value-type="percentage" office:value="0.86509638436463354" table:style-name="ce49">
            <text:p>86,5%</text:p>
          </table:table-cell>
          <table:table-cell office:value-type="float" office:value="132329" table:style-name="ce48">
            <text:p>132.329</text:p>
          </table:table-cell>
          <table:table-cell office:value-type="percentage" office:value="0.9150370636720695" table:style-name="ce49">
            <text:p>91,5%</text:p>
          </table:table-cell>
          <table:table-cell office:value-type="float" office:value="1231725" table:style-name="ce48">
            <text:p>1.231.725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81474847717161" table:style-name="ce49">
            <text:p>93,5%</text:p>
          </table:table-cell>
          <table:table-cell office:value-type="percentage" office:value="0.81405362321522512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8" table:style-name="ce48">
            <text:p>42.588</text:p>
          </table:table-cell>
          <table:table-cell office:value-type="percentage" office:value="1" table:style-name="ce49">
            <text:p>100,0%</text:p>
          </table:table-cell>
          <table:table-cell office:value-type="float" office:value="56014" table:style-name="ce48">
            <text:p>56.014</text:p>
          </table:table-cell>
          <table:table-cell office:value-type="percentage" office:value="0.98894774011299436" table:style-name="ce49">
            <text:p>98,9%</text:p>
          </table:table-cell>
          <table:table-cell office:value-type="float" office:value="72652" table:style-name="ce48">
            <text:p>72.652</text:p>
          </table:table-cell>
          <table:table-cell office:value-type="percentage" office:value="0.96011629443636848" table:style-name="ce49">
            <text:p>96,0%</text:p>
          </table:table-cell>
          <table:table-cell office:value-type="float" office:value="92577" table:style-name="ce48">
            <text:p>92.577</text:p>
          </table:table-cell>
          <table:table-cell office:value-type="percentage" office:value="0.94758336915801755" table:style-name="ce49">
            <text:p>94,8%</text:p>
          </table:table-cell>
          <table:table-cell office:value-type="float" office:value="96655" table:style-name="ce48">
            <text:p>96.655</text:p>
          </table:table-cell>
          <table:table-cell office:value-type="percentage" office:value="0.91422869195917633" table:style-name="ce49">
            <text:p>91,4%</text:p>
          </table:table-cell>
          <table:table-cell office:value-type="float" office:value="66125" table:style-name="ce48">
            <text:p>66.125</text:p>
          </table:table-cell>
          <table:table-cell office:value-type="percentage" office:value="0.8617993196835616" table:style-name="ce49">
            <text:p>86,2%</text:p>
          </table:table-cell>
          <table:table-cell office:value-type="float" office:value="60128" table:style-name="ce48">
            <text:p>60.128</text:p>
          </table:table-cell>
          <table:table-cell office:value-type="percentage" office:value="0.8739280834859452" table:style-name="ce49">
            <text:p>87,4%</text:p>
          </table:table-cell>
          <table:table-cell office:value-type="float" office:value="53297" table:style-name="ce48">
            <text:p>53.297</text:p>
          </table:table-cell>
          <table:table-cell office:value-type="percentage" office:value="0.92656594982701967" table:style-name="ce49">
            <text:p>92,7%</text:p>
          </table:table-cell>
          <table:table-cell office:value-type="float" office:value="540036" table:style-name="ce48">
            <text:p>540.036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81730653217831" table:style-name="ce49">
            <text:p>93,1%</text:p>
          </table:table-cell>
          <table:table-cell office:value-type="percentage" office:value="0.8211551971097264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78" table:style-name="ce48">
            <text:p>165.078</text:p>
          </table:table-cell>
          <table:table-cell office:value-type="percentage" office:value="1" table:style-name="ce49">
            <text:p>100,0%</text:p>
          </table:table-cell>
          <table:table-cell office:value-type="float" office:value="214624" table:style-name="ce48">
            <text:p>214.624</text:p>
          </table:table-cell>
          <table:table-cell office:value-type="percentage" office:value="0.99194882744978419" table:style-name="ce49">
            <text:p>99,2%</text:p>
          </table:table-cell>
          <table:table-cell office:value-type="float" office:value="280577" table:style-name="ce48">
            <text:p>280.577</text:p>
          </table:table-cell>
          <table:table-cell office:value-type="percentage" office:value="0.98738048232880427" table:style-name="ce49">
            <text:p>98,7%</text:p>
          </table:table-cell>
          <table:table-cell office:value-type="float" office:value="327582" table:style-name="ce48">
            <text:p>327.582</text:p>
          </table:table-cell>
          <table:table-cell office:value-type="percentage" office:value="0.97070824702859837" table:style-name="ce49">
            <text:p>97,1%</text:p>
          </table:table-cell>
          <table:table-cell office:value-type="float" office:value="327096" table:style-name="ce48">
            <text:p>327.096</text:p>
          </table:table-cell>
          <table:table-cell office:value-type="percentage" office:value="0.93975820538751498" table:style-name="ce49">
            <text:p>94,0%</text:p>
          </table:table-cell>
          <table:table-cell office:value-type="float" office:value="212929" table:style-name="ce48">
            <text:p>212.929</text:p>
          </table:table-cell>
          <table:table-cell office:value-type="percentage" office:value="0.89603383339996212" table:style-name="ce49">
            <text:p>89,6%</text:p>
          </table:table-cell>
          <table:table-cell office:value-type="float" office:value="176387" table:style-name="ce48">
            <text:p>176.387</text:p>
          </table:table-cell>
          <table:table-cell office:value-type="percentage" office:value="0.88541023517305428" table:style-name="ce49">
            <text:p>88,5%</text:p>
          </table:table-cell>
          <table:table-cell office:value-type="float" office:value="160869" table:style-name="ce48">
            <text:p>160.869</text:p>
          </table:table-cell>
          <table:table-cell office:value-type="percentage" office:value="0.93086328312608135" table:style-name="ce49">
            <text:p>93,1%</text:p>
          </table:table-cell>
          <table:table-cell office:value-type="float" office:value="1865142" table:style-name="ce48">
            <text:p>1.865.142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91338103048562" table:style-name="ce49">
            <text:p>95,4%</text:p>
          </table:table-cell>
          <table:table-cell office:value-type="percentage" office:value="0.8532573191552435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7" table:style-name="ce48">
            <text:p>2.407</text:p>
          </table:table-cell>
          <table:table-cell office:value-type="percentage" office:value="0.8484314416637293" table:style-name="ce49">
            <text:p>84,8%</text:p>
          </table:table-cell>
          <table:table-cell office:value-type="float" office:value="3930" table:style-name="ce48">
            <text:p>3.930</text:p>
          </table:table-cell>
          <table:table-cell office:value-type="percentage" office:value="0.89237057220708449" table:style-name="ce49">
            <text:p>89,2%</text:p>
          </table:table-cell>
          <table:table-cell office:value-type="float" office:value="7717" table:style-name="ce48">
            <text:p>7.717</text:p>
          </table:table-cell>
          <table:table-cell office:value-type="percentage" office:value="0.92652179133149237" table:style-name="ce49">
            <text:p>92,7%</text:p>
          </table:table-cell>
          <table:table-cell office:value-type="float" office:value="10685" table:style-name="ce48">
            <text:p>10.685</text:p>
          </table:table-cell>
          <table:table-cell office:value-type="percentage" office:value="0.92454789305183005" table:style-name="ce49">
            <text:p>92,5%</text:p>
          </table:table-cell>
          <table:table-cell office:value-type="float" office:value="11311" table:style-name="ce48">
            <text:p>11.311</text:p>
          </table:table-cell>
          <table:table-cell office:value-type="percentage" office:value="0.91535162256211056" table:style-name="ce49">
            <text:p>91,5%</text:p>
          </table:table-cell>
          <table:table-cell office:value-type="float" office:value="9581" table:style-name="ce48">
            <text:p>9.581</text:p>
          </table:table-cell>
          <table:table-cell office:value-type="percentage" office:value="0.84051232564260026" table:style-name="ce49">
            <text:p>84,1%</text:p>
          </table:table-cell>
          <table:table-cell office:value-type="float" office:value="9774" table:style-name="ce48">
            <text:p>9.774</text:p>
          </table:table-cell>
          <table:table-cell office:value-type="percentage" office:value="0.89958582604693971" table:style-name="ce49">
            <text:p>90,0%</text:p>
          </table:table-cell>
          <table:table-cell office:value-type="float" office:value="9445" table:style-name="ce48">
            <text:p>9.445</text:p>
          </table:table-cell>
          <table:table-cell office:value-type="percentage" office:value="1.0176705096433574" table:style-name="ce49">
            <text:p>101,8%</text:p>
          </table:table-cell>
          <table:table-cell office:value-type="float" office:value="64850" table:style-name="ce48">
            <text:p>64.850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1300736318968312" table:style-name="ce49">
            <text:p>91,3%</text:p>
          </table:table-cell>
          <table:table-cell office:value-type="percentage" office:value="0.77648861908353983" table:style-name="ce49">
            <text:p>77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29" table:style-name="ce48">
            <text:p>3.429</text:p>
          </table:table-cell>
          <table:table-cell office:value-type="percentage" office:value="0.90165658690507489" table:style-name="ce49">
            <text:p>90,2%</text:p>
          </table:table-cell>
          <table:table-cell office:value-type="float" office:value="7514" table:style-name="ce48">
            <text:p>7.514</text:p>
          </table:table-cell>
          <table:table-cell office:value-type="percentage" office:value="0.9386633354153654" table:style-name="ce49">
            <text:p>93,9%</text:p>
          </table:table-cell>
          <table:table-cell office:value-type="float" office:value="10163" table:style-name="ce48">
            <text:p>10.163</text:p>
          </table:table-cell>
          <table:table-cell office:value-type="percentage" office:value="0.94093139524118141" table:style-name="ce49">
            <text:p>94,1%</text:p>
          </table:table-cell>
          <table:table-cell office:value-type="float" office:value="10673" table:style-name="ce48">
            <text:p>10.673</text:p>
          </table:table-cell>
          <table:table-cell office:value-type="percentage" office:value="0.97711251487686535" table:style-name="ce49">
            <text:p>97,7%</text:p>
          </table:table-cell>
          <table:table-cell office:value-type="float" office:value="9378" table:style-name="ce48">
            <text:p>9.378</text:p>
          </table:table-cell>
          <table:table-cell office:value-type="percentage" office:value="0.85628195763330894" table:style-name="ce49">
            <text:p>85,6%</text:p>
          </table:table-cell>
          <table:table-cell office:value-type="float" office:value="10300" table:style-name="ce48">
            <text:p>10.300</text:p>
          </table:table-cell>
          <table:table-cell office:value-type="percentage" office:value="0.88101958771704725" table:style-name="ce49">
            <text:p>88,1%</text:p>
          </table:table-cell>
          <table:table-cell office:value-type="float" office:value="9094" table:style-name="ce48">
            <text:p>9.094</text:p>
          </table:table-cell>
          <table:table-cell office:value-type="percentage" office:value="0.94926931106471812" table:style-name="ce49">
            <text:p>94,9%</text:p>
          </table:table-cell>
          <table:table-cell office:value-type="float" office:value="62650" table:style-name="ce48">
            <text:p>62.65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773357161691027" table:style-name="ce49">
            <text:p>91,8%</text:p>
          </table:table-cell>
          <table:table-cell office:value-type="percentage" office:value="0.74563804717811999" table:style-name="ce49">
            <text:p>74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60" table:style-name="ce48">
            <text:p>9.660</text:p>
          </table:table-cell>
          <table:table-cell office:value-type="string" table:style-name="ce49">
            <text:p>-</text:p>
          </table:table-cell>
          <table:table-cell office:value-type="float" office:value="22693" table:style-name="ce48">
            <text:p>22.693</text:p>
          </table:table-cell>
          <table:table-cell office:value-type="string" table:style-name="ce49">
            <text:p>-</text:p>
          </table:table-cell>
          <table:table-cell office:value-type="float" office:value="32677" table:style-name="ce48">
            <text:p>32.677</text:p>
          </table:table-cell>
          <table:table-cell office:value-type="string" table:style-name="ce49">
            <text:p>-</text:p>
          </table:table-cell>
          <table:table-cell office:value-type="float" office:value="25119" table:style-name="ce48">
            <text:p>25.119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31" table:style-name="ce48">
            <text:p>95.13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70" table:style-name="ce51">
            <text:p>1.970</text:p>
          </table:table-cell>
          <table:table-cell office:value-type="string" table:style-name="ce52">
            <text:p>-</text:p>
          </table:table-cell>
          <table:table-cell office:value-type="float" office:value="2425" table:style-name="ce51">
            <text:p>2.425</text:p>
          </table:table-cell>
          <table:table-cell office:value-type="string" table:style-name="ce52">
            <text:p>-</text:p>
          </table:table-cell>
          <table:table-cell office:value-type="float" office:value="2122" table:style-name="ce51">
            <text:p>2.122</text:p>
          </table:table-cell>
          <table:table-cell office:value-type="string" table:style-name="ce52">
            <text:p>-</text:p>
          </table:table-cell>
          <table:table-cell office:value-type="float" office:value="269" table:style-name="ce51">
            <text:p>269</text:p>
          </table:table-cell>
          <table:table-cell office:value-type="string" table:style-name="ce52">
            <text:p>-</text:p>
          </table:table-cell>
          <table:table-cell office:value-type="float" office:value="8113" table:style-name="ce51">
            <text:p>8.11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672" table:style-name="ce55">
            <text:p>2.950.672</text:p>
          </table:table-cell>
          <table:table-cell office:value-type="percentage" office:value="1" table:style-name="ce56">
            <text:p>100,0%</text:p>
          </table:table-cell>
          <table:table-cell office:value-type="float" office:value="3968137" table:style-name="ce55">
            <text:p>3.968.137</text:p>
          </table:table-cell>
          <table:table-cell office:value-type="percentage" office:value="0.99282130909278332" table:style-name="ce56">
            <text:p>99,3%</text:p>
          </table:table-cell>
          <table:table-cell office:value-type="float" office:value="5337064" table:style-name="ce55">
            <text:p>5.337.064</text:p>
          </table:table-cell>
          <table:table-cell office:value-type="percentage" office:value="0.96902568422887392" table:style-name="ce56">
            <text:p>96,9%</text:p>
          </table:table-cell>
          <table:table-cell office:value-type="float" office:value="6771365" table:style-name="ce55">
            <text:p>6.771.365</text:p>
          </table:table-cell>
          <table:table-cell office:value-type="percentage" office:value="0.94973865711864458" table:style-name="ce56">
            <text:p>95,0%</text:p>
          </table:table-cell>
          <table:table-cell office:value-type="float" office:value="7137673" table:style-name="ce55">
            <text:p>7.137.673</text:p>
          </table:table-cell>
          <table:table-cell office:value-type="percentage" office:value="0.91311862847341263" table:style-name="ce56">
            <text:p>91,3%</text:p>
          </table:table-cell>
          <table:table-cell office:value-type="float" office:value="5133561" table:style-name="ce55">
            <text:p>5.133.561</text:p>
          </table:table-cell>
          <table:table-cell office:value-type="percentage" office:value="0.86394206010750552" table:style-name="ce56">
            <text:p>86,4%</text:p>
          </table:table-cell>
          <table:table-cell office:value-type="float" office:value="4258777" table:style-name="ce55">
            <text:p>4.258.777</text:p>
          </table:table-cell>
          <table:table-cell office:value-type="percentage" office:value="0.86479565366156275" table:style-name="ce56">
            <text:p>86,5%</text:p>
          </table:table-cell>
          <table:table-cell office:value-type="float" office:value="3674965" table:style-name="ce55">
            <text:p>3.674.965</text:p>
          </table:table-cell>
          <table:table-cell office:value-type="percentage" office:value="0.9224397722669041" table:style-name="ce56">
            <text:p>92,2%</text:p>
          </table:table-cell>
          <table:table-cell office:value-type="float" office:value="39232214" table:style-name="ce55">
            <text:p>39.232.214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3000316012553552" table:style-name="ce56">
            <text:p>93,0%</text:p>
          </table:table-cell>
          <table:table-cell office:value-type="percentage" office:value="0.82770659286266879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18" table:style-name="ce45">
            <text:p>430.818</text:p>
          </table:table-cell>
          <table:table-cell office:value-type="percentage" office:value="1" table:style-name="ce46">
            <text:p>100,0%</text:p>
          </table:table-cell>
          <table:table-cell office:value-type="float" office:value="653043" table:style-name="ce45">
            <text:p>653.043</text:p>
          </table:table-cell>
          <table:table-cell office:value-type="percentage" office:value="0.99804377960120616" table:style-name="ce46">
            <text:p>99,8%</text:p>
          </table:table-cell>
          <table:table-cell office:value-type="float" office:value="934059" table:style-name="ce45">
            <text:p>934.059</text:p>
          </table:table-cell>
          <table:table-cell office:value-type="percentage" office:value="0.97477638435071368" table:style-name="ce46">
            <text:p>97,5%</text:p>
          </table:table-cell>
          <table:table-cell office:value-type="float" office:value="1223070" table:style-name="ce45">
            <text:p>1.223.070</text:p>
          </table:table-cell>
          <table:table-cell office:value-type="percentage" office:value="0.94989014368693159" table:style-name="ce46">
            <text:p>95,0%</text:p>
          </table:table-cell>
          <table:table-cell office:value-type="float" office:value="1268382" table:style-name="ce45">
            <text:p>1.268.382</text:p>
          </table:table-cell>
          <table:table-cell office:value-type="percentage" office:value="0.9162385432438368" table:style-name="ce46">
            <text:p>91,6%</text:p>
          </table:table-cell>
          <table:table-cell office:value-type="float" office:value="953667" table:style-name="ce45">
            <text:p>953.667</text:p>
          </table:table-cell>
          <table:table-cell office:value-type="percentage" office:value="0.86557485071788831" table:style-name="ce46">
            <text:p>86,6%</text:p>
          </table:table-cell>
          <table:table-cell office:value-type="float" office:value="794297" table:style-name="ce45">
            <text:p>794.297</text:p>
          </table:table-cell>
          <table:table-cell office:value-type="percentage" office:value="0.8576684029577416" table:style-name="ce46">
            <text:p>85,8%</text:p>
          </table:table-cell>
          <table:table-cell office:value-type="float" office:value="756808" table:style-name="ce45">
            <text:p>756.808</text:p>
          </table:table-cell>
          <table:table-cell office:value-type="percentage" office:value="0.97924812964031649" table:style-name="ce46">
            <text:p>97,9%</text:p>
          </table:table-cell>
          <table:table-cell office:value-type="float" office:value="7014144" table:style-name="ce45">
            <text:p>7.014.14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422207364006815" table:style-name="ce46">
            <text:p>93,4%</text:p>
          </table:table-cell>
          <table:table-cell office:value-type="percentage" office:value="0.8249782380289753" table:style-name="ce46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5" table:style-name="ce48">
            <text:p>100.525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7" table:style-name="ce48">
            <text:p>119.267</text:p>
          </table:table-cell>
          <table:table-cell office:value-type="percentage" office:value="0.99700731452455593" table:style-name="ce49">
            <text:p>99,7%</text:p>
          </table:table-cell>
          <table:table-cell office:value-type="float" office:value="155540" table:style-name="ce48">
            <text:p>155.540</text:p>
          </table:table-cell>
          <table:table-cell office:value-type="percentage" office:value="0.96423036389560468" table:style-name="ce49">
            <text:p>96,4%</text:p>
          </table:table-cell>
          <table:table-cell office:value-type="float" office:value="188464" table:style-name="ce48">
            <text:p>188.464</text:p>
          </table:table-cell>
          <table:table-cell office:value-type="percentage" office:value="0.93777180673732397" table:style-name="ce49">
            <text:p>93,8%</text:p>
          </table:table-cell>
          <table:table-cell office:value-type="float" office:value="191144" table:style-name="ce48">
            <text:p>191.144</text:p>
          </table:table-cell>
          <table:table-cell office:value-type="percentage" office:value="0.89471393063935556" table:style-name="ce49">
            <text:p>89,5%</text:p>
          </table:table-cell>
          <table:table-cell office:value-type="float" office:value="130113" table:style-name="ce48">
            <text:p>130.113</text:p>
          </table:table-cell>
          <table:table-cell office:value-type="percentage" office:value="0.82205360189034482" table:style-name="ce49">
            <text:p>82,2%</text:p>
          </table:table-cell>
          <table:table-cell office:value-type="float" office:value="108445" table:style-name="ce48">
            <text:p>108.445</text:p>
          </table:table-cell>
          <table:table-cell office:value-type="percentage" office:value="0.82910289148152116" table:style-name="ce49">
            <text:p>82,9%</text:p>
          </table:table-cell>
          <table:table-cell office:value-type="float" office:value="97713" table:style-name="ce48">
            <text:p>97.713</text:p>
          </table:table-cell>
          <table:table-cell office:value-type="percentage" office:value="0.91288993525603301" table:style-name="ce49">
            <text:p>91,3%</text:p>
          </table:table-cell>
          <table:table-cell office:value-type="float" office:value="1091211" table:style-name="ce48">
            <text:p>1.091.211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744044095886357" table:style-name="ce49">
            <text:p>91,7%</text:p>
          </table:table-cell>
          <table:table-cell office:value-type="percentage" office:value="0.81976106069040433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21" table:style-name="ce48">
            <text:p>88.621</text:p>
          </table:table-cell>
          <table:table-cell office:value-type="percentage" office:value="1" table:style-name="ce49">
            <text:p>100,0%</text:p>
          </table:table-cell>
          <table:table-cell office:value-type="float" office:value="114674" table:style-name="ce48">
            <text:p>114.674</text:p>
          </table:table-cell>
          <table:table-cell office:value-type="percentage" office:value="1" table:style-name="ce49">
            <text:p>100,0%</text:p>
          </table:table-cell>
          <table:table-cell office:value-type="float" office:value="149562" table:style-name="ce48">
            <text:p>149.562</text:p>
          </table:table-cell>
          <table:table-cell office:value-type="percentage" office:value="0.98402526482005392" table:style-name="ce49">
            <text:p>98,4%</text:p>
          </table:table-cell>
          <table:table-cell office:value-type="float" office:value="155082" table:style-name="ce48">
            <text:p>155.082</text:p>
          </table:table-cell>
          <table:table-cell office:value-type="percentage" office:value="0.95680608083512764" table:style-name="ce49">
            <text:p>95,7%</text:p>
          </table:table-cell>
          <table:table-cell office:value-type="float" office:value="152520" table:style-name="ce48">
            <text:p>152.520</text:p>
          </table:table-cell>
          <table:table-cell office:value-type="percentage" office:value="0.91923818707810989" table:style-name="ce49">
            <text:p>91,9%</text:p>
          </table:table-cell>
          <table:table-cell office:value-type="float" office:value="92071" table:style-name="ce48">
            <text:p>92.071</text:p>
          </table:table-cell>
          <table:table-cell office:value-type="percentage" office:value="0.84786952878231159" table:style-name="ce49">
            <text:p>84,8%</text:p>
          </table:table-cell>
          <table:table-cell office:value-type="float" office:value="67627" table:style-name="ce48">
            <text:p>67.627</text:p>
          </table:table-cell>
          <table:table-cell office:value-type="percentage" office:value="0.85342368945761082" table:style-name="ce49">
            <text:p>85,3%</text:p>
          </table:table-cell>
          <table:table-cell office:value-type="float" office:value="67204" table:style-name="ce48">
            <text:p>67.204</text:p>
          </table:table-cell>
          <table:table-cell office:value-type="percentage" office:value="1.0298516611499327" table:style-name="ce49">
            <text:p>103,0%</text:p>
          </table:table-cell>
          <table:table-cell office:value-type="float" office:value="887361" table:style-name="ce48">
            <text:p>887.361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69322486933694" table:style-name="ce49">
            <text:p>95,4%</text:p>
          </table:table-cell>
          <table:table-cell office:value-type="percentage" office:value="0.87606934224776856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28" table:style-name="ce48">
            <text:p>51.428</text:p>
          </table:table-cell>
          <table:table-cell office:value-type="percentage" office:value="0.95888725225141236" table:style-name="ce49">
            <text:p>95,9%</text:p>
          </table:table-cell>
          <table:table-cell office:value-type="float" office:value="79864" table:style-name="ce48">
            <text:p>79.864</text:p>
          </table:table-cell>
          <table:table-cell office:value-type="percentage" office:value="0.91551459293394777" table:style-name="ce49">
            <text:p>91,6%</text:p>
          </table:table-cell>
          <table:table-cell office:value-type="float" office:value="112171" table:style-name="ce48">
            <text:p>112.171</text:p>
          </table:table-cell>
          <table:table-cell office:value-type="percentage" office:value="0.88051148807234303" table:style-name="ce49">
            <text:p>88,1%</text:p>
          </table:table-cell>
          <table:table-cell office:value-type="float" office:value="153092" table:style-name="ce48">
            <text:p>153.092</text:p>
          </table:table-cell>
          <table:table-cell office:value-type="percentage" office:value="0.86245126980192444" table:style-name="ce49">
            <text:p>86,2%</text:p>
          </table:table-cell>
          <table:table-cell office:value-type="float" office:value="172842" table:style-name="ce48">
            <text:p>172.842</text:p>
          </table:table-cell>
          <table:table-cell office:value-type="percentage" office:value="0.7978931138429437" table:style-name="ce49">
            <text:p>79,8%</text:p>
          </table:table-cell>
          <table:table-cell office:value-type="float" office:value="133526" table:style-name="ce48">
            <text:p>133.526</text:p>
          </table:table-cell>
          <table:table-cell office:value-type="percentage" office:value="0.725499464810619" table:style-name="ce49">
            <text:p>72,5%</text:p>
          </table:table-cell>
          <table:table-cell office:value-type="float" office:value="102838" table:style-name="ce48">
            <text:p>102.838</text:p>
          </table:table-cell>
          <table:table-cell office:value-type="percentage" office:value="0.74947709036315802" table:style-name="ce49">
            <text:p>74,9%</text:p>
          </table:table-cell>
          <table:table-cell office:value-type="float" office:value="85478" table:style-name="ce48">
            <text:p>85.478</text:p>
          </table:table-cell>
          <table:table-cell office:value-type="percentage" office:value="0.85876466805979745" table:style-name="ce49">
            <text:p>85,9%</text:p>
          </table:table-cell>
          <table:table-cell office:value-type="float" office:value="891239" table:style-name="ce48">
            <text:p>891.23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79329423266712" table:style-name="ce49">
            <text:p>82,3%</text:p>
          </table:table-cell>
          <table:table-cell office:value-type="percentage" office:value="0.7306585230882745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47" table:style-name="ce48">
            <text:p>92.847</text:p>
          </table:table-cell>
          <table:table-cell office:value-type="percentage" office:value="0.92512106175644171" table:style-name="ce49">
            <text:p>92,5%</text:p>
          </table:table-cell>
          <table:table-cell office:value-type="float" office:value="152085" table:style-name="ce48">
            <text:p>152.085</text:p>
          </table:table-cell>
          <table:table-cell office:value-type="percentage" office:value="0.9082629623878743" table:style-name="ce49">
            <text:p>90,8%</text:p>
          </table:table-cell>
          <table:table-cell office:value-type="float" office:value="225612" table:style-name="ce48">
            <text:p>225.612</text:p>
          </table:table-cell>
          <table:table-cell office:value-type="percentage" office:value="0.89686947188487609" table:style-name="ce49">
            <text:p>89,7%</text:p>
          </table:table-cell>
          <table:table-cell office:value-type="float" office:value="324704" table:style-name="ce48">
            <text:p>324.704</text:p>
          </table:table-cell>
          <table:table-cell office:value-type="percentage" office:value="0.88175599529663518" table:style-name="ce49">
            <text:p>88,2%</text:p>
          </table:table-cell>
          <table:table-cell office:value-type="float" office:value="322453" table:style-name="ce48">
            <text:p>322.453</text:p>
          </table:table-cell>
          <table:table-cell office:value-type="percentage" office:value="0.81819058372768683" table:style-name="ce49">
            <text:p>81,8%</text:p>
          </table:table-cell>
          <table:table-cell office:value-type="float" office:value="233881" table:style-name="ce48">
            <text:p>233.881</text:p>
          </table:table-cell>
          <table:table-cell office:value-type="percentage" office:value="0.7475532343333483" table:style-name="ce49">
            <text:p>74,8%</text:p>
          </table:table-cell>
          <table:table-cell office:value-type="float" office:value="191860" table:style-name="ce48">
            <text:p>191.860</text:p>
          </table:table-cell>
          <table:table-cell office:value-type="percentage" office:value="0.75336414432738708" table:style-name="ce49">
            <text:p>75,3%</text:p>
          </table:table-cell>
          <table:table-cell office:value-type="float" office:value="170123" table:style-name="ce48">
            <text:p>170.123</text:p>
          </table:table-cell>
          <table:table-cell office:value-type="percentage" office:value="0.92325183838493474" table:style-name="ce49">
            <text:p>92,3%</text:p>
          </table:table-cell>
          <table:table-cell office:value-type="float" office:value="1713565" table:style-name="ce48">
            <text:p>1.713.565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266242704128269" table:style-name="ce49">
            <text:p>84,3%</text:p>
          </table:table-cell>
          <table:table-cell office:value-type="percentage" office:value="0.76349521847788848" table:style-name="ce49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4" table:style-name="ce48">
            <text:p>42.284</text:p>
          </table:table-cell>
          <table:table-cell office:value-type="percentage" office:value="1" table:style-name="ce49">
            <text:p>100,0%</text:p>
          </table:table-cell>
          <table:table-cell office:value-type="float" office:value="56106" table:style-name="ce48">
            <text:p>56.106</text:p>
          </table:table-cell>
          <table:table-cell office:value-type="percentage" office:value="1" table:style-name="ce49">
            <text:p>100,0%</text:p>
          </table:table-cell>
          <table:table-cell office:value-type="float" office:value="77171" table:style-name="ce48">
            <text:p>77.171</text:p>
          </table:table-cell>
          <table:table-cell office:value-type="percentage" office:value="0.97368055818413513" table:style-name="ce49">
            <text:p>97,4%</text:p>
          </table:table-cell>
          <table:table-cell office:value-type="float" office:value="85095" table:style-name="ce48">
            <text:p>85.095</text:p>
          </table:table-cell>
          <table:table-cell office:value-type="percentage" office:value="0.93541826975926134" table:style-name="ce49">
            <text:p>93,5%</text:p>
          </table:table-cell>
          <table:table-cell office:value-type="float" office:value="89290" table:style-name="ce48">
            <text:p>89.290</text:p>
          </table:table-cell>
          <table:table-cell office:value-type="percentage" office:value="0.91686690078656075" table:style-name="ce49">
            <text:p>91,7%</text:p>
          </table:table-cell>
          <table:table-cell office:value-type="float" office:value="56717" table:style-name="ce48">
            <text:p>56.717</text:p>
          </table:table-cell>
          <table:table-cell office:value-type="percentage" office:value="0.84453080794544211" table:style-name="ce49">
            <text:p>84,5%</text:p>
          </table:table-cell>
          <table:table-cell office:value-type="float" office:value="43310" table:style-name="ce48">
            <text:p>43.310</text:p>
          </table:table-cell>
          <table:table-cell office:value-type="percentage" office:value="0.85133567904389362" table:style-name="ce49">
            <text:p>85,1%</text:p>
          </table:table-cell>
          <table:table-cell office:value-type="float" office:value="46050" table:style-name="ce48">
            <text:p>46.050</text:p>
          </table:table-cell>
          <table:table-cell office:value-type="percentage" office:value="1.0169379237241349" table:style-name="ce49">
            <text:p>101,7%</text:p>
          </table:table-cell>
          <table:table-cell office:value-type="float" office:value="496023" table:style-name="ce48">
            <text:p>496.023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110939509962777" table:style-name="ce49">
            <text:p>94,1%</text:p>
          </table:table-cell>
          <table:table-cell office:value-type="percentage" office:value="0.84985650769718413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202" table:style-name="ce48">
            <text:p>228.202</text:p>
          </table:table-cell>
          <table:table-cell office:value-type="percentage" office:value="1" table:style-name="ce49">
            <text:p>100,0%</text:p>
          </table:table-cell>
          <table:table-cell office:value-type="float" office:value="250733" table:style-name="ce48">
            <text:p>250.733</text:p>
          </table:table-cell>
          <table:table-cell office:value-type="percentage" office:value="1" table:style-name="ce49">
            <text:p>100,0%</text:p>
          </table:table-cell>
          <table:table-cell office:value-type="float" office:value="323885" table:style-name="ce48">
            <text:p>323.885</text:p>
          </table:table-cell>
          <table:table-cell office:value-type="percentage" office:value="0.98973851235931709" table:style-name="ce49">
            <text:p>99,0%</text:p>
          </table:table-cell>
          <table:table-cell office:value-type="float" office:value="355399" table:style-name="ce48">
            <text:p>355.399</text:p>
          </table:table-cell>
          <table:table-cell office:value-type="percentage" office:value="0.93230903219544448" table:style-name="ce49">
            <text:p>93,2%</text:p>
          </table:table-cell>
          <table:table-cell office:value-type="float" office:value="323854" table:style-name="ce48">
            <text:p>323.854</text:p>
          </table:table-cell>
          <table:table-cell office:value-type="percentage" office:value="0.89908995508076028" table:style-name="ce49">
            <text:p>89,9%</text:p>
          </table:table-cell>
          <table:table-cell office:value-type="float" office:value="216183" table:style-name="ce48">
            <text:p>216.183</text:p>
          </table:table-cell>
          <table:table-cell office:value-type="percentage" office:value="0.83499934338089321" table:style-name="ce49">
            <text:p>83,5%</text:p>
          </table:table-cell>
          <table:table-cell office:value-type="float" office:value="178245" table:style-name="ce48">
            <text:p>178.245</text:p>
          </table:table-cell>
          <table:table-cell office:value-type="percentage" office:value="0.84165568824104375" table:style-name="ce49">
            <text:p>84,2%</text:p>
          </table:table-cell>
          <table:table-cell office:value-type="float" office:value="162992" table:style-name="ce48">
            <text:p>162.992</text:p>
          </table:table-cell>
          <table:table-cell office:value-type="percentage" office:value="0.96904838345283539" table:style-name="ce49">
            <text:p>96,9%</text:p>
          </table:table-cell>
          <table:table-cell office:value-type="float" office:value="2039493" table:style-name="ce48">
            <text:p>2.039.49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892868306916333" table:style-name="ce49">
            <text:p>93,9%</text:p>
          </table:table-cell>
          <table:table-cell office:value-type="percentage" office:value="0.85454249870844012" table:style-name="ce49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69" table:style-name="ce48">
            <text:p>137.069</text:p>
          </table:table-cell>
          <table:table-cell office:value-type="percentage" office:value="1" table:style-name="ce49">
            <text:p>100,0%</text:p>
          </table:table-cell>
          <table:table-cell office:value-type="float" office:value="158189" table:style-name="ce48">
            <text:p>158.189</text:p>
          </table:table-cell>
          <table:table-cell office:value-type="percentage" office:value="1" table:style-name="ce49">
            <text:p>100,0%</text:p>
          </table:table-cell>
          <table:table-cell office:value-type="float" office:value="223020" table:style-name="ce48">
            <text:p>223.020</text:p>
          </table:table-cell>
          <table:table-cell office:value-type="percentage" office:value="0.9780377848334415" table:style-name="ce49">
            <text:p>97,8%</text:p>
          </table:table-cell>
          <table:table-cell office:value-type="float" office:value="286476" table:style-name="ce48">
            <text:p>286.476</text:p>
          </table:table-cell>
          <table:table-cell office:value-type="percentage" office:value="0.91994078488922859" table:style-name="ce49">
            <text:p>92,0%</text:p>
          </table:table-cell>
          <table:table-cell office:value-type="float" office:value="286926" table:style-name="ce48">
            <text:p>286.926</text:p>
          </table:table-cell>
          <table:table-cell office:value-type="percentage" office:value="0.86768214684242517" table:style-name="ce49">
            <text:p>86,8%</text:p>
          </table:table-cell>
          <table:table-cell office:value-type="float" office:value="206645" table:style-name="ce48">
            <text:p>206.645</text:p>
          </table:table-cell>
          <table:table-cell office:value-type="percentage" office:value="0.80172336867752214" table:style-name="ce49">
            <text:p>80,2%</text:p>
          </table:table-cell>
          <table:table-cell office:value-type="float" office:value="174274" table:style-name="ce48">
            <text:p>174.274</text:p>
          </table:table-cell>
          <table:table-cell office:value-type="percentage" office:value="0.79580075984510845" table:style-name="ce49">
            <text:p>79,6%</text:p>
          </table:table-cell>
          <table:table-cell office:value-type="float" office:value="166842" table:style-name="ce48">
            <text:p>166.842</text:p>
          </table:table-cell>
          <table:table-cell office:value-type="percentage" office:value="0.93828451882845187" table:style-name="ce49">
            <text:p>93,8%</text:p>
          </table:table-cell>
          <table:table-cell office:value-type="float" office:value="1639441" table:style-name="ce48">
            <text:p>1.639.44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273511878868906" table:style-name="ce49">
            <text:p>90,3%</text:p>
          </table:table-cell>
          <table:table-cell office:value-type="percentage" office:value="0.80025197007208626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696" table:style-name="ce48">
            <text:p>455.696</text:p>
          </table:table-cell>
          <table:table-cell office:value-type="percentage" office:value="1" table:style-name="ce49">
            <text:p>100,0%</text:p>
          </table:table-cell>
          <table:table-cell office:value-type="float" office:value="618505" table:style-name="ce48">
            <text:p>618.505</text:p>
          </table:table-cell>
          <table:table-cell office:value-type="percentage" office:value="0.97289598197994132" table:style-name="ce49">
            <text:p>97,3%</text:p>
          </table:table-cell>
          <table:table-cell office:value-type="float" office:value="802212" table:style-name="ce48">
            <text:p>802.212</text:p>
          </table:table-cell>
          <table:table-cell office:value-type="percentage" office:value="0.94102880523270815" table:style-name="ce49">
            <text:p>94,1%</text:p>
          </table:table-cell>
          <table:table-cell office:value-type="float" office:value="1039705" table:style-name="ce48">
            <text:p>1.039.705</text:p>
          </table:table-cell>
          <table:table-cell office:value-type="percentage" office:value="0.94742487021608324" table:style-name="ce49">
            <text:p>94,7%</text:p>
          </table:table-cell>
          <table:table-cell office:value-type="float" office:value="1155863" table:style-name="ce48">
            <text:p>1.155.863</text:p>
          </table:table-cell>
          <table:table-cell office:value-type="percentage" office:value="0.9061825280471647" table:style-name="ce49">
            <text:p>90,6%</text:p>
          </table:table-cell>
          <table:table-cell office:value-type="float" office:value="818761" table:style-name="ce48">
            <text:p>818.761</text:p>
          </table:table-cell>
          <table:table-cell office:value-type="percentage" office:value="0.84702801905179659" table:style-name="ce49">
            <text:p>84,7%</text:p>
          </table:table-cell>
          <table:table-cell office:value-type="float" office:value="683513" table:style-name="ce48">
            <text:p>683.513</text:p>
          </table:table-cell>
          <table:table-cell office:value-type="percentage" office:value="0.82445428436678647" table:style-name="ce49">
            <text:p>82,4%</text:p>
          </table:table-cell>
          <table:table-cell office:value-type="float" office:value="609649" table:style-name="ce48">
            <text:p>609.649</text:p>
          </table:table-cell>
          <table:table-cell office:value-type="percentage" office:value="0.90807655471034299" table:style-name="ce49">
            <text:p>90,8%</text:p>
          </table:table-cell>
          <table:table-cell office:value-type="float" office:value="6183904" table:style-name="ce48">
            <text:p>6.183.90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175560795905408" table:style-name="ce49">
            <text:p>91,2%</text:p>
          </table:table-cell>
          <table:table-cell office:value-type="percentage" office:value="0.8061139425332472" table:style-name="ce4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74" table:style-name="ce48">
            <text:p>295.474</text:p>
          </table:table-cell>
          <table:table-cell office:value-type="percentage" office:value="1" table:style-name="ce49">
            <text:p>100,0%</text:p>
          </table:table-cell>
          <table:table-cell office:value-type="float" office:value="435617" table:style-name="ce48">
            <text:p>435.617</text:p>
          </table:table-cell>
          <table:table-cell office:value-type="percentage" office:value="0.9905429127555847" table:style-name="ce49">
            <text:p>99,1%</text:p>
          </table:table-cell>
          <table:table-cell office:value-type="float" office:value="579571" table:style-name="ce48">
            <text:p>579.571</text:p>
          </table:table-cell>
          <table:table-cell office:value-type="percentage" office:value="0.97057808889037744" table:style-name="ce49">
            <text:p>97,1%</text:p>
          </table:table-cell>
          <table:table-cell office:value-type="float" office:value="733495" table:style-name="ce48">
            <text:p>733.495</text:p>
          </table:table-cell>
          <table:table-cell office:value-type="percentage" office:value="0.96221808851154933" table:style-name="ce49">
            <text:p>96,2%</text:p>
          </table:table-cell>
          <table:table-cell office:value-type="float" office:value="769596" table:style-name="ce48">
            <text:p>769.596</text:p>
          </table:table-cell>
          <table:table-cell office:value-type="percentage" office:value="0.91539781830638633" table:style-name="ce49">
            <text:p>91,5%</text:p>
          </table:table-cell>
          <table:table-cell office:value-type="float" office:value="530001" table:style-name="ce48">
            <text:p>530.001</text:p>
          </table:table-cell>
          <table:table-cell office:value-type="percentage" office:value="0.86330488776243197" table:style-name="ce49">
            <text:p>86,3%</text:p>
          </table:table-cell>
          <table:table-cell office:value-type="float" office:value="446720" table:style-name="ce48">
            <text:p>446.720</text:p>
          </table:table-cell>
          <table:table-cell office:value-type="percentage" office:value="0.8711847152638692" table:style-name="ce49">
            <text:p>87,1%</text:p>
          </table:table-cell>
          <table:table-cell office:value-type="float" office:value="428107" table:style-name="ce48">
            <text:p>428.107</text:p>
          </table:table-cell>
          <table:table-cell office:value-type="percentage" office:value="0.98922750936411807" table:style-name="ce49">
            <text:p>98,9%</text:p>
          </table:table-cell>
          <table:table-cell office:value-type="float" office:value="4218581" table:style-name="ce48">
            <text:p>4.218.58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912657673842492" table:style-name="ce49">
            <text:p>93,9%</text:p>
          </table:table-cell>
          <table:table-cell office:value-type="percentage" office:value="0.83585167162171137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4" table:style-name="ce48">
            <text:p>77.684</text:p>
          </table:table-cell>
          <table:table-cell office:value-type="percentage" office:value="1" table:style-name="ce49">
            <text:p>100,0%</text:p>
          </table:table-cell>
          <table:table-cell office:value-type="float" office:value="95769" table:style-name="ce48">
            <text:p>95.769</text:p>
          </table:table-cell>
          <table:table-cell office:value-type="percentage" office:value="1" table:style-name="ce49">
            <text:p>100,0%</text:p>
          </table:table-cell>
          <table:table-cell office:value-type="float" office:value="132875" table:style-name="ce48">
            <text:p>132.875</text:p>
          </table:table-cell>
          <table:table-cell office:value-type="percentage" office:value="1.0167578528522785" table:style-name="ce49">
            <text:p>101,7%</text:p>
          </table:table-cell>
          <table:table-cell office:value-type="float" office:value="161575" table:style-name="ce48">
            <text:p>161.575</text:p>
          </table:table-cell>
          <table:table-cell office:value-type="percentage" office:value="0.96202509035265815" table:style-name="ce49">
            <text:p>96,2%</text:p>
          </table:table-cell>
          <table:table-cell office:value-type="float" office:value="146203" table:style-name="ce48">
            <text:p>146.203</text:p>
          </table:table-cell>
          <table:table-cell office:value-type="percentage" office:value="0.92806088767011985" table:style-name="ce49">
            <text:p>92,8%</text:p>
          </table:table-cell>
          <table:table-cell office:value-type="float" office:value="113310" table:style-name="ce48">
            <text:p>113.310</text:p>
          </table:table-cell>
          <table:table-cell office:value-type="percentage" office:value="0.87267602162628422" table:style-name="ce49">
            <text:p>87,3%</text:p>
          </table:table-cell>
          <table:table-cell office:value-type="float" office:value="93520" table:style-name="ce48">
            <text:p>93.520</text:p>
          </table:table-cell>
          <table:table-cell office:value-type="percentage" office:value="0.83124455584591039" table:style-name="ce49">
            <text:p>83,1%</text:p>
          </table:table-cell>
          <table:table-cell office:value-type="float" office:value="86347" table:style-name="ce48">
            <text:p>86.347</text:p>
          </table:table-cell>
          <table:table-cell office:value-type="percentage" office:value="1.0074437923671959" table:style-name="ce49">
            <text:p>100,7%</text:p>
          </table:table-cell>
          <table:table-cell office:value-type="float" office:value="907283" table:style-name="ce48">
            <text:p>907.283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514533261746093" table:style-name="ce49">
            <text:p>95,5%</text:p>
          </table:table-cell>
          <table:table-cell office:value-type="percentage" office:value="0.85754617915517883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46" table:style-name="ce48">
            <text:p>241.746</text:p>
          </table:table-cell>
          <table:table-cell office:value-type="percentage" office:value="1" table:style-name="ce49">
            <text:p>100,0%</text:p>
          </table:table-cell>
          <table:table-cell office:value-type="float" office:value="291525" table:style-name="ce48">
            <text:p>291.525</text:p>
          </table:table-cell>
          <table:table-cell office:value-type="percentage" office:value="0.99841089904071734" table:style-name="ce49">
            <text:p>99,8%</text:p>
          </table:table-cell>
          <table:table-cell office:value-type="float" office:value="348143" table:style-name="ce48">
            <text:p>348.143</text:p>
          </table:table-cell>
          <table:table-cell office:value-type="percentage" office:value="0.98466198672949323" table:style-name="ce49">
            <text:p>98,5%</text:p>
          </table:table-cell>
          <table:table-cell office:value-type="float" office:value="392985" table:style-name="ce48">
            <text:p>392.985</text:p>
          </table:table-cell>
          <table:table-cell office:value-type="percentage" office:value="0.96037390029325509" table:style-name="ce49">
            <text:p>96,0%</text:p>
          </table:table-cell>
          <table:table-cell office:value-type="float" office:value="411329" table:style-name="ce48">
            <text:p>411.329</text:p>
          </table:table-cell>
          <table:table-cell office:value-type="percentage" office:value="0.92884966703324245" table:style-name="ce49">
            <text:p>92,9%</text:p>
          </table:table-cell>
          <table:table-cell office:value-type="float" office:value="267342" table:style-name="ce48">
            <text:p>267.342</text:p>
          </table:table-cell>
          <table:table-cell office:value-type="percentage" office:value="0.86631151206423895" table:style-name="ce49">
            <text:p>86,6%</text:p>
          </table:table-cell>
          <table:table-cell office:value-type="float" office:value="202459" table:style-name="ce48">
            <text:p>202.459</text:p>
          </table:table-cell>
          <table:table-cell office:value-type="percentage" office:value="0.87887325166477115" table:style-name="ce49">
            <text:p>87,9%</text:p>
          </table:table-cell>
          <table:table-cell office:value-type="float" office:value="192404" table:style-name="ce48">
            <text:p>192.404</text:p>
          </table:table-cell>
          <table:table-cell office:value-type="percentage" office:value="1.0494153067457894" table:style-name="ce49">
            <text:p>104,9%</text:p>
          </table:table-cell>
          <table:table-cell office:value-type="float" office:value="2347933" table:style-name="ce48">
            <text:p>2.347.933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594934626751793" table:style-name="ce49">
            <text:p>95,6%</text:p>
          </table:table-cell>
          <table:table-cell office:value-type="percentage" office:value="0.87061214531183484" table:style-name="ce49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4" table:style-name="ce48">
            <text:p>25.114</text:p>
          </table:table-cell>
          <table:table-cell office:value-type="percentage" office:value="1" table:style-name="ce49">
            <text:p>100,0%</text:p>
          </table:table-cell>
          <table:table-cell office:value-type="float" office:value="30715" table:style-name="ce48">
            <text:p>30.715</text:p>
          </table:table-cell>
          <table:table-cell office:value-type="percentage" office:value="1" table:style-name="ce49">
            <text:p>100,0%</text:p>
          </table:table-cell>
          <table:table-cell office:value-type="float" office:value="39705" table:style-name="ce48">
            <text:p>39.705</text:p>
          </table:table-cell>
          <table:table-cell office:value-type="percentage" office:value="1.0282540011394832" table:style-name="ce49">
            <text:p>102,8%</text:p>
          </table:table-cell>
          <table:table-cell office:value-type="float" office:value="46305" table:style-name="ce48">
            <text:p>46.305</text:p>
          </table:table-cell>
          <table:table-cell office:value-type="percentage" office:value="0.97484210526315784" table:style-name="ce49">
            <text:p>97,5%</text:p>
          </table:table-cell>
          <table:table-cell office:value-type="float" office:value="48635" table:style-name="ce48">
            <text:p>48.635</text:p>
          </table:table-cell>
          <table:table-cell office:value-type="percentage" office:value="0.94027917407779749" table:style-name="ce49">
            <text:p>94,0%</text:p>
          </table:table-cell>
          <table:table-cell office:value-type="float" office:value="32440" table:style-name="ce48">
            <text:p>32.440</text:p>
          </table:table-cell>
          <table:table-cell office:value-type="percentage" office:value="0.87590452532670915" table:style-name="ce49">
            <text:p>87,6%</text:p>
          </table:table-cell>
          <table:table-cell office:value-type="float" office:value="25482" table:style-name="ce48">
            <text:p>25.482</text:p>
          </table:table-cell>
          <table:table-cell office:value-type="percentage" office:value="0.84472585029503411" table:style-name="ce49">
            <text:p>84,5%</text:p>
          </table:table-cell>
          <table:table-cell office:value-type="float" office:value="25559" table:style-name="ce48">
            <text:p>25.559</text:p>
          </table:table-cell>
          <table:table-cell office:value-type="percentage" office:value="0.98360592649605538" table:style-name="ce49">
            <text:p>98,4%</text:p>
          </table:table-cell>
          <table:table-cell office:value-type="float" office:value="273955" table:style-name="ce48">
            <text:p>273.95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326976435186996" table:style-name="ce49">
            <text:p>97,3%</text:p>
          </table:table-cell>
          <table:table-cell office:value-type="percentage" office:value="0.86646361520165982" table:style-name="ce49">
            <text:p>86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927" table:style-name="ce48">
            <text:p>371.927</text:p>
          </table:table-cell>
          <table:table-cell office:value-type="percentage" office:value="1" table:style-name="ce49">
            <text:p>100,0%</text:p>
          </table:table-cell>
          <table:table-cell office:value-type="float" office:value="511087" table:style-name="ce48">
            <text:p>511.087</text:p>
          </table:table-cell>
          <table:table-cell office:value-type="percentage" office:value="0.96971255099136699" table:style-name="ce49">
            <text:p>97,0%</text:p>
          </table:table-cell>
          <table:table-cell office:value-type="float" office:value="690810" table:style-name="ce48">
            <text:p>690.810</text:p>
          </table:table-cell>
          <table:table-cell office:value-type="percentage" office:value="0.95884839921272302" table:style-name="ce49">
            <text:p>95,9%</text:p>
          </table:table-cell>
          <table:table-cell office:value-type="float" office:value="960831" table:style-name="ce48">
            <text:p>960.831</text:p>
          </table:table-cell>
          <table:table-cell office:value-type="percentage" office:value="0.97077268304708519" table:style-name="ce49">
            <text:p>97,1%</text:p>
          </table:table-cell>
          <table:table-cell office:value-type="float" office:value="1051747" table:style-name="ce48">
            <text:p>1.051.747</text:p>
          </table:table-cell>
          <table:table-cell office:value-type="percentage" office:value="0.90978977243729198" table:style-name="ce49">
            <text:p>91,0%</text:p>
          </table:table-cell>
          <table:table-cell office:value-type="float" office:value="772058" table:style-name="ce48">
            <text:p>772.058</text:p>
          </table:table-cell>
          <table:table-cell office:value-type="percentage" office:value="0.85703851055232649" table:style-name="ce49">
            <text:p>85,7%</text:p>
          </table:table-cell>
          <table:table-cell office:value-type="float" office:value="627610" table:style-name="ce48">
            <text:p>627.610</text:p>
          </table:table-cell>
          <table:table-cell office:value-type="percentage" office:value="0.8532445480091958" table:style-name="ce49">
            <text:p>85,3%</text:p>
          </table:table-cell>
          <table:table-cell office:value-type="float" office:value="532265" table:style-name="ce48">
            <text:p>532.265</text:p>
          </table:table-cell>
          <table:table-cell office:value-type="percentage" office:value="0.93258751795914074" table:style-name="ce49">
            <text:p>93,3%</text:p>
          </table:table-cell>
          <table:table-cell office:value-type="float" office:value="5518335" table:style-name="ce48">
            <text:p>5.518.33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420365545742789" table:style-name="ce49">
            <text:p>92,4%</text:p>
          </table:table-cell>
          <table:table-cell office:value-type="percentage" office:value="0.81682585761508431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45" table:style-name="ce48">
            <text:p>75.945</text:p>
          </table:table-cell>
          <table:table-cell office:value-type="percentage" office:value="1" table:style-name="ce49">
            <text:p>100,0%</text:p>
          </table:table-cell>
          <table:table-cell office:value-type="float" office:value="108298" table:style-name="ce48">
            <text:p>108.298</text:p>
          </table:table-cell>
          <table:table-cell office:value-type="percentage" office:value="1" table:style-name="ce49">
            <text:p>100,0%</text:p>
          </table:table-cell>
          <table:table-cell office:value-type="float" office:value="153954" table:style-name="ce48">
            <text:p>153.954</text:p>
          </table:table-cell>
          <table:table-cell office:value-type="percentage" office:value="1.0026898352882943" table:style-name="ce49">
            <text:p>100,3%</text:p>
          </table:table-cell>
          <table:table-cell office:value-type="float" office:value="211872" table:style-name="ce48">
            <text:p>211.872</text:p>
          </table:table-cell>
          <table:table-cell office:value-type="percentage" office:value="0.97143092942325415" table:style-name="ce49">
            <text:p>97,1%</text:p>
          </table:table-cell>
          <table:table-cell office:value-type="float" office:value="235689" table:style-name="ce48">
            <text:p>235.689</text:p>
          </table:table-cell>
          <table:table-cell office:value-type="percentage" office:value="0.9335400922097058" table:style-name="ce49">
            <text:p>93,4%</text:p>
          </table:table-cell>
          <table:table-cell office:value-type="float" office:value="171651" table:style-name="ce48">
            <text:p>171.651</text:p>
          </table:table-cell>
          <table:table-cell office:value-type="percentage" office:value="0.86224720455709936" table:style-name="ce49">
            <text:p>86,2%</text:p>
          </table:table-cell>
          <table:table-cell office:value-type="float" office:value="145351" table:style-name="ce48">
            <text:p>145.351</text:p>
          </table:table-cell>
          <table:table-cell office:value-type="percentage" office:value="0.83564353020311721" table:style-name="ce49">
            <text:p>83,6%</text:p>
          </table:table-cell>
          <table:table-cell office:value-type="float" office:value="133144" table:style-name="ce48">
            <text:p>133.144</text:p>
          </table:table-cell>
          <table:table-cell office:value-type="percentage" office:value="0.9206726779886043" table:style-name="ce49">
            <text:p>92,1%</text:p>
          </table:table-cell>
          <table:table-cell office:value-type="float" office:value="1235904" table:style-name="ce48">
            <text:p>1.235.904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798639055140576" table:style-name="ce49">
            <text:p>93,8%</text:p>
          </table:table-cell>
          <table:table-cell office:value-type="percentage" office:value="0.81681554660836597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1" table:style-name="ce48">
            <text:p>55.901</text:p>
          </table:table-cell>
          <table:table-cell office:value-type="percentage" office:value="0.98695268361581923" table:style-name="ce49">
            <text:p>98,7%</text:p>
          </table:table-cell>
          <table:table-cell office:value-type="float" office:value="72592" table:style-name="ce48">
            <text:p>72.592</text:p>
          </table:table-cell>
          <table:table-cell office:value-type="percentage" office:value="0.9593233778247654" table:style-name="ce49">
            <text:p>95,9%</text:p>
          </table:table-cell>
          <table:table-cell office:value-type="float" office:value="92545" table:style-name="ce48">
            <text:p>92.545</text:p>
          </table:table-cell>
          <table:table-cell office:value-type="percentage" office:value="0.94725582918790563" table:style-name="ce49">
            <text:p>94,7%</text:p>
          </table:table-cell>
          <table:table-cell office:value-type="float" office:value="96376" table:style-name="ce48">
            <text:p>96.376</text:p>
          </table:table-cell>
          <table:table-cell office:value-type="percentage" office:value="0.9115897203068396" table:style-name="ce49">
            <text:p>91,2%</text:p>
          </table:table-cell>
          <table:table-cell office:value-type="float" office:value="65625" table:style-name="ce48">
            <text:p>65.625</text:p>
          </table:table-cell>
          <table:table-cell office:value-type="percentage" office:value="0.8552828787029676" table:style-name="ce49">
            <text:p>85,5%</text:p>
          </table:table-cell>
          <table:table-cell office:value-type="float" office:value="59253" table:style-name="ce48">
            <text:p>59.253</text:p>
          </table:table-cell>
          <table:table-cell office:value-type="percentage" office:value="0.86121042992936248" table:style-name="ce49">
            <text:p>86,1%</text:p>
          </table:table-cell>
          <table:table-cell office:value-type="float" office:value="55934" table:style-name="ce48">
            <text:p>55.934</text:p>
          </table:table-cell>
          <table:table-cell office:value-type="percentage" office:value="0.97241007631995269" table:style-name="ce49">
            <text:p>97,2%</text:p>
          </table:table-cell>
          <table:table-cell office:value-type="float" office:value="540542" table:style-name="ce48">
            <text:p>540.542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68945867963748" table:style-name="ce49">
            <text:p>93,2%</text:p>
          </table:table-cell>
          <table:table-cell office:value-type="percentage" office:value="0.82192459864913769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88" table:style-name="ce48">
            <text:p>163.188</text:p>
          </table:table-cell>
          <table:table-cell office:value-type="percentage" office:value="1.0229555056855937" table:style-name="ce49">
            <text:p>102,3%</text:p>
          </table:table-cell>
          <table:table-cell office:value-type="float" office:value="213818" table:style-name="ce48">
            <text:p>213.818</text:p>
          </table:table-cell>
          <table:table-cell office:value-type="percentage" office:value="0.98822365806087831" table:style-name="ce49">
            <text:p>98,8%</text:p>
          </table:table-cell>
          <table:table-cell office:value-type="float" office:value="277087" table:style-name="ce48">
            <text:p>277.087</text:p>
          </table:table-cell>
          <table:table-cell office:value-type="percentage" office:value="0.97509879892878382" table:style-name="ce49">
            <text:p>97,5%</text:p>
          </table:table-cell>
          <table:table-cell office:value-type="float" office:value="326062" table:style-name="ce48">
            <text:p>326.062</text:p>
          </table:table-cell>
          <table:table-cell office:value-type="percentage" office:value="0.96620410291969294" table:style-name="ce49">
            <text:p>96,6%</text:p>
          </table:table-cell>
          <table:table-cell office:value-type="float" office:value="324436" table:style-name="ce48">
            <text:p>324.436</text:p>
          </table:table-cell>
          <table:table-cell office:value-type="percentage" office:value="0.93211593270203186" table:style-name="ce49">
            <text:p>93,2%</text:p>
          </table:table-cell>
          <table:table-cell office:value-type="float" office:value="209392" table:style-name="ce48">
            <text:p>209.392</text:p>
          </table:table-cell>
          <table:table-cell office:value-type="percentage" office:value="0.88114966229722058" table:style-name="ce49">
            <text:p>88,1%</text:p>
          </table:table-cell>
          <table:table-cell office:value-type="float" office:value="173062" table:style-name="ce48">
            <text:p>173.062</text:p>
          </table:table-cell>
          <table:table-cell office:value-type="percentage" office:value="0.86871972492031224" table:style-name="ce49">
            <text:p>86,9%</text:p>
          </table:table-cell>
          <table:table-cell office:value-type="float" office:value="166242" table:style-name="ce48">
            <text:p>166.242</text:p>
          </table:table-cell>
          <table:table-cell office:value-type="percentage" office:value="0.96195397443538544" table:style-name="ce49">
            <text:p>96,2%</text:p>
          </table:table-cell>
          <table:table-cell office:value-type="float" office:value="1853287" table:style-name="ce48">
            <text:p>1.853.287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85022705501543" table:style-name="ce49">
            <text:p>94,8%</text:p>
          </table:table-cell>
          <table:table-cell office:value-type="percentage" office:value="0.84783394360604381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2" table:style-name="ce48">
            <text:p>2.392</text:p>
          </table:table-cell>
          <table:table-cell office:value-type="percentage" office:value="0.8431441663729291" table:style-name="ce49">
            <text:p>84,3%</text:p>
          </table:table-cell>
          <table:table-cell office:value-type="float" office:value="3895" table:style-name="ce48">
            <text:p>3.895</text:p>
          </table:table-cell>
          <table:table-cell office:value-type="percentage" office:value="0.88442325158946411" table:style-name="ce49">
            <text:p>88,4%</text:p>
          </table:table-cell>
          <table:table-cell office:value-type="float" office:value="7630" table:style-name="ce48">
            <text:p>7.630</text:p>
          </table:table-cell>
          <table:table-cell office:value-type="percentage" office:value="0.9160763597070477" table:style-name="ce49">
            <text:p>91,6%</text:p>
          </table:table-cell>
          <table:table-cell office:value-type="float" office:value="10582" table:style-name="ce48">
            <text:p>10.582</text:p>
          </table:table-cell>
          <table:table-cell office:value-type="percentage" office:value="0.91563554555680537" table:style-name="ce49">
            <text:p>91,6%</text:p>
          </table:table-cell>
          <table:table-cell office:value-type="float" office:value="11143" table:style-name="ce48">
            <text:p>11.143</text:p>
          </table:table-cell>
          <table:table-cell office:value-type="percentage" office:value="0.90175608966577647" table:style-name="ce49">
            <text:p>90,2%</text:p>
          </table:table-cell>
          <table:table-cell office:value-type="float" office:value="9254" table:style-name="ce48">
            <text:p>9.254</text:p>
          </table:table-cell>
          <table:table-cell office:value-type="percentage" office:value="0.81182559873673132" table:style-name="ce49">
            <text:p>81,2%</text:p>
          </table:table-cell>
          <table:table-cell office:value-type="float" office:value="9055" table:style-name="ce48">
            <text:p>9.055</text:p>
          </table:table-cell>
          <table:table-cell office:value-type="percentage" office:value="0.83341003221352972" table:style-name="ce49">
            <text:p>83,3%</text:p>
          </table:table-cell>
          <table:table-cell office:value-type="float" office:value="8940" table:style-name="ce48">
            <text:p>8.940</text:p>
          </table:table-cell>
          <table:table-cell office:value-type="percentage" office:value="0.96325826958301908" table:style-name="ce49">
            <text:p>96,3%</text:p>
          </table:table-cell>
          <table:table-cell office:value-type="float" office:value="62891" table:style-name="ce48">
            <text:p>62.891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8542707908037566" table:style-name="ce49">
            <text:p>88,5%</text:p>
          </table:table-cell>
          <table:table-cell office:value-type="percentage" office:value="0.75303231677383042" table:style-name="ce49">
            <text:p>7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3" table:style-name="ce48">
            <text:p>2.053</text:p>
          </table:table-cell>
          <table:table-cell office:value-type="percentage" office:value="0.81760254878534444" table:style-name="ce49">
            <text:p>81,8%</text:p>
          </table:table-cell>
          <table:table-cell office:value-type="float" office:value="3367" table:style-name="ce48">
            <text:p>3.367</text:p>
          </table:table-cell>
          <table:table-cell office:value-type="percentage" office:value="0.88535366815671834" table:style-name="ce49">
            <text:p>88,5%</text:p>
          </table:table-cell>
          <table:table-cell office:value-type="float" office:value="7408" table:style-name="ce48">
            <text:p>7.408</text:p>
          </table:table-cell>
          <table:table-cell office:value-type="percentage" office:value="0.92542161149281699" table:style-name="ce49">
            <text:p>92,5%</text:p>
          </table:table-cell>
          <table:table-cell office:value-type="float" office:value="10052" table:style-name="ce48">
            <text:p>10.052</text:p>
          </table:table-cell>
          <table:table-cell office:value-type="percentage" office:value="0.93065456902138688" table:style-name="ce49">
            <text:p>93,1%</text:p>
          </table:table-cell>
          <table:table-cell office:value-type="float" office:value="10528" table:style-name="ce48">
            <text:p>10.528</text:p>
          </table:table-cell>
          <table:table-cell office:value-type="percentage" office:value="0.96383777350544719" table:style-name="ce49">
            <text:p>96,4%</text:p>
          </table:table-cell>
          <table:table-cell office:value-type="float" office:value="9074" table:style-name="ce48">
            <text:p>9.074</text:p>
          </table:table-cell>
          <table:table-cell office:value-type="percentage" office:value="0.82852447041636235" table:style-name="ce49">
            <text:p>82,9%</text:p>
          </table:table-cell>
          <table:table-cell office:value-type="float" office:value="9609" table:style-name="ce48">
            <text:p>9.609</text:p>
          </table:table-cell>
          <table:table-cell office:value-type="percentage" office:value="0.82191429304593278" table:style-name="ce49">
            <text:p>82,2%</text:p>
          </table:table-cell>
          <table:table-cell office:value-type="float" office:value="8736" table:style-name="ce48">
            <text:p>8.736</text:p>
          </table:table-cell>
          <table:table-cell office:value-type="percentage" office:value="0.91189979123173281" table:style-name="ce49">
            <text:p>91,2%</text:p>
          </table:table-cell>
          <table:table-cell office:value-type="float" office:value="60827" table:style-name="ce48">
            <text:p>60.827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9102920926962181" table:style-name="ce49">
            <text:p>89,1%</text:p>
          </table:table-cell>
          <table:table-cell office:value-type="percentage" office:value="0.72394134869438953" table:style-name="ce49">
            <text:p>72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7" table:style-name="ce48">
            <text:p>3.787</text:p>
          </table:table-cell>
          <table:table-cell office:value-type="string" table:style-name="ce49">
            <text:p>-</text:p>
          </table:table-cell>
          <table:table-cell office:value-type="float" office:value="10050" table:style-name="ce48">
            <text:p>10.050</text:p>
          </table:table-cell>
          <table:table-cell office:value-type="string" table:style-name="ce49">
            <text:p>-</text:p>
          </table:table-cell>
          <table:table-cell office:value-type="float" office:value="23278" table:style-name="ce48">
            <text:p>23.278</text:p>
          </table:table-cell>
          <table:table-cell office:value-type="string" table:style-name="ce49">
            <text:p>-</text:p>
          </table:table-cell>
          <table:table-cell office:value-type="float" office:value="33067" table:style-name="ce48">
            <text:p>33.067</text:p>
          </table:table-cell>
          <table:table-cell office:value-type="string" table:style-name="ce49">
            <text:p>-</text:p>
          </table:table-cell>
          <table:table-cell office:value-type="float" office:value="24950" table:style-name="ce48">
            <text:p>24.950</text:p>
          </table:table-cell>
          <table:table-cell office:value-type="string" table:style-name="ce49">
            <text:p>-</text:p>
          </table:table-cell>
          <table:table-cell office:value-type="float" office:value="1353" table:style-name="ce48">
            <text:p>1.353</text:p>
          </table:table-cell>
          <table:table-cell office:value-type="string" table:style-name="ce49">
            <text:p>-</text:p>
          </table:table-cell>
          <table:table-cell office:value-type="float" office:value="96527" table:style-name="ce48">
            <text:p>96.527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2" table:style-name="ce51">
            <text:p>312</text:p>
          </table:table-cell>
          <table:table-cell office:value-type="string" table:style-name="ce52">
            <text:p>-</text:p>
          </table:table-cell>
          <table:table-cell office:value-type="float" office:value="927" table:style-name="ce51">
            <text:p>927</text:p>
          </table:table-cell>
          <table:table-cell office:value-type="string" table:style-name="ce52">
            <text:p>-</text:p>
          </table:table-cell>
          <table:table-cell office:value-type="float" office:value="1971" table:style-name="ce51">
            <text:p>1.971</text:p>
          </table:table-cell>
          <table:table-cell office:value-type="string" table:style-name="ce52">
            <text:p>-</text:p>
          </table:table-cell>
          <table:table-cell office:value-type="float" office:value="2444" table:style-name="ce51">
            <text:p>2.444</text:p>
          </table:table-cell>
          <table:table-cell office:value-type="string" table:style-name="ce52">
            <text:p>-</text:p>
          </table:table-cell>
          <table:table-cell office:value-type="float" office:value="2135" table:style-name="ce51">
            <text:p>2.135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26" table:style-name="ce51">
            <text:p>8.126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383" table:style-name="ce55">
            <text:p>2.925.383</text:p>
          </table:table-cell>
          <table:table-cell office:value-type="percentage" office:value="1" table:style-name="ce56">
            <text:p>100,0%</text:p>
          </table:table-cell>
          <table:table-cell office:value-type="float" office:value="3952526" table:style-name="ce55">
            <text:p>3.952.526</text:p>
          </table:table-cell>
          <table:table-cell office:value-type="percentage" office:value="0.98891546273308162" table:style-name="ce56">
            <text:p>98,9%</text:p>
          </table:table-cell>
          <table:table-cell office:value-type="float" office:value="5317106" table:style-name="ce55">
            <text:p>5.317.106</text:p>
          </table:table-cell>
          <table:table-cell office:value-type="percentage" office:value="0.96540200375477059" table:style-name="ce56">
            <text:p>96,5%</text:p>
          </table:table-cell>
          <table:table-cell office:value-type="float" office:value="6768368" table:style-name="ce55">
            <text:p>6.768.368</text:p>
          </table:table-cell>
          <table:table-cell office:value-type="percentage" office:value="0.94931830365145087" table:style-name="ce56">
            <text:p>94,9%</text:p>
          </table:table-cell>
          <table:table-cell office:value-type="float" office:value="7094205" table:style-name="ce55">
            <text:p>7.094.205</text:p>
          </table:table-cell>
          <table:table-cell office:value-type="percentage" office:value="0.9075577908527368" table:style-name="ce56">
            <text:p>90,8%</text:p>
          </table:table-cell>
          <table:table-cell office:value-type="float" office:value="5057222" table:style-name="ce55">
            <text:p>5.057.222</text:p>
          </table:table-cell>
          <table:table-cell office:value-type="percentage" office:value="0.85109474555790787" table:style-name="ce56">
            <text:p>85,1%</text:p>
          </table:table-cell>
          <table:table-cell office:value-type="float" office:value="4163615" table:style-name="ce55">
            <text:p>4.163.615</text:p>
          </table:table-cell>
          <table:table-cell office:value-type="percentage" office:value="0.84547187033274751" table:style-name="ce56">
            <text:p>84,5%</text:p>
          </table:table-cell>
          <table:table-cell office:value-type="float" office:value="3802147" table:style-name="ce55">
            <text:p>3.802.147</text:p>
          </table:table-cell>
          <table:table-cell office:value-type="percentage" office:value="0.95436326952917727" table:style-name="ce56">
            <text:p>95,4%</text:p>
          </table:table-cell>
          <table:table-cell office:value-type="float" office:value="39080572" table:style-name="ce55">
            <text:p>39.080.572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640847288183936" table:style-name="ce56">
            <text:p>92,6%</text:p>
          </table:table-cell>
          <table:table-cell office:value-type="percentage" office:value="0.82450730660380811" table:style-name="ce56">
            <text:p>82,5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837" table:style-name="ce61">
            <text:p>998.837</text:p>
          </table:table-cell>
          <table:table-cell office:value-type="percentage" office:value="0.92155451667695398" table:style-name="ce62">
            <text:p>92,2%</text:p>
          </table:table-cell>
          <table:table-cell office:value-type="float" office:value="873249" table:style-name="ce61">
            <text:p>873.249</text:p>
          </table:table-cell>
          <table:table-cell office:value-type="percentage" office:value="0.93489704611807178" table:style-name="ce62">
            <text:p>93,5%</text:p>
          </table:table-cell>
          <table:table-cell office:value-type="float" office:value="889125" table:style-name="ce61">
            <text:p>889.125</text:p>
          </table:table-cell>
          <table:table-cell office:value-type="percentage" office:value="0.72696166204714363" table:style-name="ce62">
            <text:p>72,7%</text:p>
          </table:table-cell>
          <table:table-cell office:value-type="float" office:value="719832" table:style-name="ce61">
            <text:p>719.832</text:p>
          </table:table-cell>
          <table:table-cell office:value-type="percentage" office:value="0.56751987965770567" table:style-name="ce62">
            <text:p>56,8%</text:p>
          </table:table-cell>
          <table:table-cell office:value-type="float" office:value="399997" table:style-name="ce61">
            <text:p>399.997</text:p>
          </table:table-cell>
          <table:table-cell office:value-type="percentage" office:value="0.41943047206205103" table:style-name="ce62">
            <text:p>41,9%</text:p>
          </table:table-cell>
          <table:table-cell office:value-type="float" office:value="283609" table:style-name="ce61">
            <text:p>283.609</text:p>
          </table:table-cell>
          <table:table-cell office:value-type="percentage" office:value="0.3570566173610123" table:style-name="ce62">
            <text:p>35,7%</text:p>
          </table:table-cell>
          <table:table-cell office:value-type="float" office:value="32670" table:style-name="ce61">
            <text:p>32.670</text:p>
          </table:table-cell>
          <table:table-cell office:value-type="percentage" office:value="0.19528961683304441" table:style-name="ce46">
            <text:p>19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782" table:style-name="ce7">
            <text:p>201.782</text:p>
          </table:table-cell>
          <table:table-cell office:value-type="percentage" office:value="0.91805889204338642" table:style-name="ce49">
            <text:p>91,8%</text:p>
          </table:table-cell>
          <table:table-cell office:value-type="float" office:value="144308" table:style-name="ce7">
            <text:p>144.308</text:p>
          </table:table-cell>
          <table:table-cell office:value-type="percentage" office:value="0.92778706442072778" table:style-name="ce49">
            <text:p>92,8%</text:p>
          </table:table-cell>
          <table:table-cell office:value-type="float" office:value="138671" table:style-name="ce7">
            <text:p>138.671</text:p>
          </table:table-cell>
          <table:table-cell office:value-type="percentage" office:value="0.73579569572968839" table:style-name="ce49">
            <text:p>73,6%</text:p>
          </table:table-cell>
          <table:table-cell office:value-type="float" office:value="108603" table:style-name="ce7">
            <text:p>108.603</text:p>
          </table:table-cell>
          <table:table-cell office:value-type="percentage" office:value="0.56817373289247897" table:style-name="ce49">
            <text:p>56,8%</text:p>
          </table:table-cell>
          <table:table-cell office:value-type="float" office:value="54835" table:style-name="ce7">
            <text:p>54.835</text:p>
          </table:table-cell>
          <table:table-cell office:value-type="percentage" office:value="0.42144136250797382" table:style-name="ce49">
            <text:p>42,1%</text:p>
          </table:table-cell>
          <table:table-cell office:value-type="float" office:value="41295" table:style-name="ce7">
            <text:p>41.295</text:p>
          </table:table-cell>
          <table:table-cell office:value-type="percentage" office:value="0.38079210659781454" table:style-name="ce49">
            <text:p>38,1%</text:p>
          </table:table-cell>
          <table:table-cell office:value-type="float" office:value="9165" table:style-name="ce7">
            <text:p>9.165</text:p>
          </table:table-cell>
          <table:table-cell office:value-type="percentage" office:value="0.40578234304436378" table:style-name="ce49">
            <text:p>40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997" table:style-name="ce7">
            <text:p>191.997</text:p>
          </table:table-cell>
          <table:table-cell office:value-type="percentage" office:value="0.94442558843060576" table:style-name="ce49">
            <text:p>94,4%</text:p>
          </table:table-cell>
          <table:table-cell office:value-type="float" office:value="142492" table:style-name="ce7">
            <text:p>142.492</text:p>
          </table:table-cell>
          <table:table-cell office:value-type="percentage" office:value="0.95272863427876064" table:style-name="ce49">
            <text:p>95,3%</text:p>
          </table:table-cell>
          <table:table-cell office:value-type="float" office:value="144762" table:style-name="ce7">
            <text:p>144.762</text:p>
          </table:table-cell>
          <table:table-cell office:value-type="percentage" office:value="0.93345455952334899" table:style-name="ce49">
            <text:p>93,3%</text:p>
          </table:table-cell>
          <table:table-cell office:value-type="float" office:value="127088" table:style-name="ce7">
            <text:p>127.088</text:p>
          </table:table-cell>
          <table:table-cell office:value-type="percentage" office:value="0.83325465512719643" table:style-name="ce49">
            <text:p>83,3%</text:p>
          </table:table-cell>
          <table:table-cell office:value-type="float" office:value="62084" table:style-name="ce7">
            <text:p>62.084</text:p>
          </table:table-cell>
          <table:table-cell office:value-type="percentage" office:value="0.67430569886283409" table:style-name="ce49">
            <text:p>67,4%</text:p>
          </table:table-cell>
          <table:table-cell office:value-type="float" office:value="43688" table:style-name="ce7">
            <text:p>43.688</text:p>
          </table:table-cell>
          <table:table-cell office:value-type="percentage" office:value="0.64601416593963945" table:style-name="ce49">
            <text:p>64,6%</text:p>
          </table:table-cell>
          <table:table-cell office:value-type="float" office:value="9819" table:style-name="ce7">
            <text:p>9.819</text:p>
          </table:table-cell>
          <table:table-cell office:value-type="percentage" office:value="0.67942153335178523" table:style-name="ce49">
            <text:p>67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195" table:style-name="ce7">
            <text:p>120.195</text:p>
          </table:table-cell>
          <table:table-cell office:value-type="percentage" office:value="0.91547847545928163" table:style-name="ce49">
            <text:p>91,5%</text:p>
          </table:table-cell>
          <table:table-cell office:value-type="float" office:value="98952" table:style-name="ce7">
            <text:p>98.952</text:p>
          </table:table-cell>
          <table:table-cell office:value-type="percentage" office:value="0.88215314118622457" table:style-name="ce49">
            <text:p>88,2%</text:p>
          </table:table-cell>
          <table:table-cell office:value-type="float" office:value="109501" table:style-name="ce7">
            <text:p>109.501</text:p>
          </table:table-cell>
          <table:table-cell office:value-type="percentage" office:value="0.71526271784286577" table:style-name="ce49">
            <text:p>71,5%</text:p>
          </table:table-cell>
          <table:table-cell office:value-type="float" office:value="83322" table:style-name="ce7">
            <text:p>83.322</text:p>
          </table:table-cell>
          <table:table-cell office:value-type="percentage" office:value="0.48207033012809386" table:style-name="ce49">
            <text:p>48,2%</text:p>
          </table:table-cell>
          <table:table-cell office:value-type="float" office:value="38264" table:style-name="ce7">
            <text:p>38.264</text:p>
          </table:table-cell>
          <table:table-cell office:value-type="percentage" office:value="0.28656591225678896" table:style-name="ce49">
            <text:p>28,7%</text:p>
          </table:table-cell>
          <table:table-cell office:value-type="float" office:value="25924" table:style-name="ce7">
            <text:p>25.924</text:p>
          </table:table-cell>
          <table:table-cell office:value-type="percentage" office:value="0.25208580485812637" table:style-name="ce49">
            <text:p>25,2%</text:p>
          </table:table-cell>
          <table:table-cell office:value-type="float" office:value="2909" table:style-name="ce7">
            <text:p>2.909</text:p>
          </table:table-cell>
          <table:table-cell office:value-type="percentage" office:value="0.14628381776123905" table:style-name="ce49">
            <text:p>14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226" table:style-name="ce7">
            <text:p>224.226</text:p>
          </table:table-cell>
          <table:table-cell office:value-type="percentage" office:value="0.91546225074714616" table:style-name="ce49">
            <text:p>91,5%</text:p>
          </table:table-cell>
          <table:table-cell office:value-type="float" office:value="199122" table:style-name="ce7">
            <text:p>199.122</text:p>
          </table:table-cell>
          <table:table-cell office:value-type="percentage" office:value="0.8825860326578373" table:style-name="ce49">
            <text:p>88,3%</text:p>
          </table:table-cell>
          <table:table-cell office:value-type="float" office:value="243814" table:style-name="ce7">
            <text:p>243.814</text:p>
          </table:table-cell>
          <table:table-cell office:value-type="percentage" office:value="0.75088080220754905" table:style-name="ce49">
            <text:p>75,1%</text:p>
          </table:table-cell>
          <table:table-cell office:value-type="float" office:value="189007" table:style-name="ce7">
            <text:p>189.007</text:p>
          </table:table-cell>
          <table:table-cell office:value-type="percentage" office:value="0.58615364099574196" table:style-name="ce49">
            <text:p>58,6%</text:p>
          </table:table-cell>
          <table:table-cell office:value-type="float" office:value="83934" table:style-name="ce7">
            <text:p>83.934</text:p>
          </table:table-cell>
          <table:table-cell office:value-type="percentage" office:value="0.3588748124045989" table:style-name="ce49">
            <text:p>35,9%</text:p>
          </table:table-cell>
          <table:table-cell office:value-type="float" office:value="49101" table:style-name="ce7">
            <text:p>49.101</text:p>
          </table:table-cell>
          <table:table-cell office:value-type="percentage" office:value="0.25592098405087044" table:style-name="ce49">
            <text:p>25,6%</text:p>
          </table:table-cell>
          <table:table-cell office:value-type="float" office:value="5086" table:style-name="ce7">
            <text:p>5.086</text:p>
          </table:table-cell>
          <table:table-cell office:value-type="percentage" office:value="0.1243247207216016" table:style-name="ce49">
            <text:p>12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31" table:style-name="ce7">
            <text:p>92.331</text:p>
          </table:table-cell>
          <table:table-cell office:value-type="percentage" office:value="0.93841853846935663" table:style-name="ce49">
            <text:p>93,8%</text:p>
          </table:table-cell>
          <table:table-cell office:value-type="float" office:value="75844" table:style-name="ce7">
            <text:p>75.844</text:p>
          </table:table-cell>
          <table:table-cell office:value-type="percentage" office:value="0.98280442134998902" table:style-name="ce49">
            <text:p>98,3%</text:p>
          </table:table-cell>
          <table:table-cell office:value-type="float" office:value="71818" table:style-name="ce7">
            <text:p>71.818</text:p>
          </table:table-cell>
          <table:table-cell office:value-type="percentage" office:value="0.84397438157353544" table:style-name="ce49">
            <text:p>84,4%</text:p>
          </table:table-cell>
          <table:table-cell office:value-type="float" office:value="61696" table:style-name="ce7">
            <text:p>61.696</text:p>
          </table:table-cell>
          <table:table-cell office:value-type="percentage" office:value="0.69096203382237653" table:style-name="ce49">
            <text:p>69,1%</text:p>
          </table:table-cell>
          <table:table-cell office:value-type="float" office:value="31077" table:style-name="ce7">
            <text:p>31.077</text:p>
          </table:table-cell>
          <table:table-cell office:value-type="percentage" office:value="0.54793095544545722" table:style-name="ce49">
            <text:p>54,8%</text:p>
          </table:table-cell>
          <table:table-cell office:value-type="float" office:value="19651" table:style-name="ce7">
            <text:p>19.651</text:p>
          </table:table-cell>
          <table:table-cell office:value-type="percentage" office:value="0.45372893096282613" table:style-name="ce49">
            <text:p>45,4%</text:p>
          </table:table-cell>
          <table:table-cell office:value-type="float" office:value="2612" table:style-name="ce7">
            <text:p>2.612</text:p>
          </table:table-cell>
          <table:table-cell office:value-type="percentage" office:value="0.26330645161290323" table:style-name="ce49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5699" table:style-name="ce7">
            <text:p>445.699</text:p>
          </table:table-cell>
          <table:table-cell office:value-type="percentage" office:value="0.93060436176099048" table:style-name="ce49">
            <text:p>93,1%</text:p>
          </table:table-cell>
          <table:table-cell office:value-type="float" office:value="296407" table:style-name="ce7">
            <text:p>296.407</text:p>
          </table:table-cell>
          <table:table-cell office:value-type="percentage" office:value="0.9151612455038054" table:style-name="ce49">
            <text:p>91,5%</text:p>
          </table:table-cell>
          <table:table-cell office:value-type="float" office:value="302326" table:style-name="ce7">
            <text:p>302.326</text:p>
          </table:table-cell>
          <table:table-cell office:value-type="percentage" office:value="0.85066643406424891" table:style-name="ce49">
            <text:p>85,1%</text:p>
          </table:table-cell>
          <table:table-cell office:value-type="float" office:value="227980" table:style-name="ce7">
            <text:p>227.980</text:p>
          </table:table-cell>
          <table:table-cell office:value-type="percentage" office:value="0.70395919148752217" table:style-name="ce49">
            <text:p>70,4%</text:p>
          </table:table-cell>
          <table:table-cell office:value-type="float" office:value="121347" table:style-name="ce7">
            <text:p>121.347</text:p>
          </table:table-cell>
          <table:table-cell office:value-type="percentage" office:value="0.56131610718696656" table:style-name="ce49">
            <text:p>56,1%</text:p>
          </table:table-cell>
          <table:table-cell office:value-type="float" office:value="91043" table:style-name="ce7">
            <text:p>91.043</text:p>
          </table:table-cell>
          <table:table-cell office:value-type="percentage" office:value="0.51077449577828271" table:style-name="ce49">
            <text:p>51,1%</text:p>
          </table:table-cell>
          <table:table-cell office:value-type="float" office:value="11003" table:style-name="ce7">
            <text:p>11.003</text:p>
          </table:table-cell>
          <table:table-cell office:value-type="percentage" office:value="0.29537462081554855" table:style-name="ce49">
            <text:p>29,5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320" table:style-name="ce7">
            <text:p>274.320</text:p>
          </table:table-cell>
          <table:table-cell office:value-type="percentage" office:value="0.9290857487350046" table:style-name="ce49">
            <text:p>92,9%</text:p>
          </table:table-cell>
          <table:table-cell office:value-type="float" office:value="209672" table:style-name="ce7">
            <text:p>209.672</text:p>
          </table:table-cell>
          <table:table-cell office:value-type="percentage" office:value="0.94014886557259436" table:style-name="ce49">
            <text:p>94,0%</text:p>
          </table:table-cell>
          <table:table-cell office:value-type="float" office:value="228081" table:style-name="ce7">
            <text:p>228.081</text:p>
          </table:table-cell>
          <table:table-cell office:value-type="percentage" office:value="0.79616093494743012" table:style-name="ce49">
            <text:p>79,6%</text:p>
          </table:table-cell>
          <table:table-cell office:value-type="float" office:value="183204" table:style-name="ce7">
            <text:p>183.204</text:p>
          </table:table-cell>
          <table:table-cell office:value-type="percentage" office:value="0.63850609564835537" table:style-name="ce49">
            <text:p>63,9%</text:p>
          </table:table-cell>
          <table:table-cell office:value-type="float" office:value="96523" table:style-name="ce7">
            <text:p>96.523</text:p>
          </table:table-cell>
          <table:table-cell office:value-type="percentage" office:value="0.46709574390863556" table:style-name="ce49">
            <text:p>46,7%</text:p>
          </table:table-cell>
          <table:table-cell office:value-type="float" office:value="69448" table:style-name="ce7">
            <text:p>69.448</text:p>
          </table:table-cell>
          <table:table-cell office:value-type="percentage" office:value="0.3984989155008779" table:style-name="ce49">
            <text:p>39,8%</text:p>
          </table:table-cell>
          <table:table-cell office:value-type="float" office:value="9434" table:style-name="ce7">
            <text:p>9.434</text:p>
          </table:table-cell>
          <table:table-cell office:value-type="percentage" office:value="0.25649112313422689" table:style-name="ce49">
            <text:p>25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6804" table:style-name="ce7">
            <text:p>976.804</text:p>
          </table:table-cell>
          <table:table-cell office:value-type="percentage" office:value="0.90933074908699585" table:style-name="ce49">
            <text:p>90,9%</text:p>
          </table:table-cell>
          <table:table-cell office:value-type="float" office:value="730183" table:style-name="ce7">
            <text:p>730.183</text:p>
          </table:table-cell>
          <table:table-cell office:value-type="percentage" office:value="0.91021201378189309" table:style-name="ce49">
            <text:p>91,0%</text:p>
          </table:table-cell>
          <table:table-cell office:value-type="float" office:value="778967" table:style-name="ce7">
            <text:p>778.967</text:p>
          </table:table-cell>
          <table:table-cell office:value-type="percentage" office:value="0.74921924969101816" table:style-name="ce49">
            <text:p>74,9%</text:p>
          </table:table-cell>
          <table:table-cell office:value-type="float" office:value="667934" table:style-name="ce7">
            <text:p>667.934</text:p>
          </table:table-cell>
          <table:table-cell office:value-type="percentage" office:value="0.57786606198139401" table:style-name="ce49">
            <text:p>57,8%</text:p>
          </table:table-cell>
          <table:table-cell office:value-type="float" office:value="339091" table:style-name="ce7">
            <text:p>339.091</text:p>
          </table:table-cell>
          <table:table-cell office:value-type="percentage" office:value="0.41415138239364113" table:style-name="ce49">
            <text:p>41,4%</text:p>
          </table:table-cell>
          <table:table-cell office:value-type="float" office:value="225528" table:style-name="ce7">
            <text:p>225.528</text:p>
          </table:table-cell>
          <table:table-cell office:value-type="percentage" office:value="0.32995422179241651" table:style-name="ce49">
            <text:p>33,0%</text:p>
          </table:table-cell>
          <table:table-cell office:value-type="float" office:value="27450" table:style-name="ce7">
            <text:p>27.450</text:p>
          </table:table-cell>
          <table:table-cell office:value-type="percentage" office:value="0.19350745479538967" table:style-name="ce49">
            <text:p>19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3040" table:style-name="ce7">
            <text:p>683.040</text:p>
          </table:table-cell>
          <table:table-cell office:value-type="percentage" office:value="0.93427493978177822" table:style-name="ce49">
            <text:p>93,4%</text:p>
          </table:table-cell>
          <table:table-cell office:value-type="float" office:value="553033" table:style-name="ce7">
            <text:p>553.033</text:p>
          </table:table-cell>
          <table:table-cell office:value-type="percentage" office:value="0.95421095948555057" table:style-name="ce49">
            <text:p>95,4%</text:p>
          </table:table-cell>
          <table:table-cell office:value-type="float" office:value="596720" table:style-name="ce7">
            <text:p>596.720</text:p>
          </table:table-cell>
          <table:table-cell office:value-type="percentage" office:value="0.81352974457903604" table:style-name="ce49">
            <text:p>81,4%</text:p>
          </table:table-cell>
          <table:table-cell office:value-type="float" office:value="514467" table:style-name="ce7">
            <text:p>514.467</text:p>
          </table:table-cell>
          <table:table-cell office:value-type="percentage" office:value="0.66848970108992245" table:style-name="ce49">
            <text:p>66,8%</text:p>
          </table:table-cell>
          <table:table-cell office:value-type="float" office:value="280878" table:style-name="ce7">
            <text:p>280.878</text:p>
          </table:table-cell>
          <table:table-cell office:value-type="percentage" office:value="0.52995749064624409" table:style-name="ce49">
            <text:p>53,0%</text:p>
          </table:table-cell>
          <table:table-cell office:value-type="float" office:value="214759" table:style-name="ce7">
            <text:p>214.759</text:p>
          </table:table-cell>
          <table:table-cell office:value-type="percentage" office:value="0.4807463287965616" table:style-name="ce49">
            <text:p>48,1%</text:p>
          </table:table-cell>
          <table:table-cell office:value-type="float" office:value="43928" table:style-name="ce7">
            <text:p>43.928</text:p>
          </table:table-cell>
          <table:table-cell office:value-type="percentage" office:value="0.46039847819479524" table:style-name="ce49">
            <text:p>46,0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863" table:style-name="ce7">
            <text:p>154.863</text:p>
          </table:table-cell>
          <table:table-cell office:value-type="percentage" office:value="0.89282399266660128" table:style-name="ce49">
            <text:p>89,3%</text:p>
          </table:table-cell>
          <table:table-cell office:value-type="float" office:value="126924" table:style-name="ce7">
            <text:p>126.924</text:p>
          </table:table-cell>
          <table:table-cell office:value-type="percentage" office:value="0.95521354656632174" table:style-name="ce49">
            <text:p>95,5%</text:p>
          </table:table-cell>
          <table:table-cell office:value-type="float" office:value="133233" table:style-name="ce7">
            <text:p>133.233</text:p>
          </table:table-cell>
          <table:table-cell office:value-type="percentage" office:value="0.82458920006189074" table:style-name="ce49">
            <text:p>82,5%</text:p>
          </table:table-cell>
          <table:table-cell office:value-type="float" office:value="102617" table:style-name="ce7">
            <text:p>102.617</text:p>
          </table:table-cell>
          <table:table-cell office:value-type="percentage" office:value="0.70188026237491707" table:style-name="ce49">
            <text:p>70,2%</text:p>
          </table:table-cell>
          <table:table-cell office:value-type="float" office:value="67859" table:style-name="ce7">
            <text:p>67.859</text:p>
          </table:table-cell>
          <table:table-cell office:value-type="percentage" office:value="0.59887918100785453" table:style-name="ce49">
            <text:p>59,9%</text:p>
          </table:table-cell>
          <table:table-cell office:value-type="float" office:value="45997" table:style-name="ce7">
            <text:p>45.997</text:p>
          </table:table-cell>
          <table:table-cell office:value-type="percentage" office:value="0.49184131736526948" table:style-name="ce49">
            <text:p>49,2%</text:p>
          </table:table-cell>
          <table:table-cell office:value-type="float" office:value="5047" table:style-name="ce7">
            <text:p>5.047</text:p>
          </table:table-cell>
          <table:table-cell office:value-type="percentage" office:value="0.26246814706953042" table:style-name="ce49">
            <text:p>26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448" table:style-name="ce7">
            <text:p>507.448</text:p>
          </table:table-cell>
          <table:table-cell office:value-type="percentage" office:value="0.95157621547018312" table:style-name="ce49">
            <text:p>95,2%</text:p>
          </table:table-cell>
          <table:table-cell office:value-type="float" office:value="337501" table:style-name="ce7">
            <text:p>337.501</text:p>
          </table:table-cell>
          <table:table-cell office:value-type="percentage" office:value="0.96943210117681522" table:style-name="ce49">
            <text:p>96,9%</text:p>
          </table:table-cell>
          <table:table-cell office:value-type="float" office:value="376252" table:style-name="ce7">
            <text:p>376.252</text:p>
          </table:table-cell>
          <table:table-cell office:value-type="percentage" office:value="0.9574207666959299" table:style-name="ce49">
            <text:p>95,7%</text:p>
          </table:table-cell>
          <table:table-cell office:value-type="float" office:value="381462" table:style-name="ce7">
            <text:p>381.462</text:p>
          </table:table-cell>
          <table:table-cell office:value-type="percentage" office:value="0.92738902435763104" table:style-name="ce49">
            <text:p>92,7%</text:p>
          </table:table-cell>
          <table:table-cell office:value-type="float" office:value="192447" table:style-name="ce7">
            <text:p>192.447</text:p>
          </table:table-cell>
          <table:table-cell office:value-type="percentage" office:value="0.71985322171600419" table:style-name="ce49">
            <text:p>72,0%</text:p>
          </table:table-cell>
          <table:table-cell office:value-type="float" office:value="135410" table:style-name="ce7">
            <text:p>135.410</text:p>
          </table:table-cell>
          <table:table-cell office:value-type="percentage" office:value="0.66882677480378738" table:style-name="ce49">
            <text:p>66,9%</text:p>
          </table:table-cell>
          <table:table-cell office:value-type="float" office:value="18231" table:style-name="ce7">
            <text:p>18.231</text:p>
          </table:table-cell>
          <table:table-cell office:value-type="percentage" office:value="0.43719424460431655" table:style-name="ce49">
            <text:p>43,7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882" table:style-name="ce7">
            <text:p>45.882</text:p>
          </table:table-cell>
          <table:table-cell office:value-type="percentage" office:value="0.82183094807358181" table:style-name="ce49">
            <text:p>82,2%</text:p>
          </table:table-cell>
          <table:table-cell office:value-type="float" office:value="36534" table:style-name="ce7">
            <text:p>36.534</text:p>
          </table:table-cell>
          <table:table-cell office:value-type="percentage" office:value="0.92013600302228937" table:style-name="ce49">
            <text:p>92,0%</text:p>
          </table:table-cell>
          <table:table-cell office:value-type="float" office:value="35722" table:style-name="ce7">
            <text:p>35.722</text:p>
          </table:table-cell>
          <table:table-cell office:value-type="percentage" office:value="0.77145016736853467" table:style-name="ce49">
            <text:p>77,1%</text:p>
          </table:table-cell>
          <table:table-cell office:value-type="float" office:value="31212" table:style-name="ce7">
            <text:p>31.212</text:p>
          </table:table-cell>
          <table:table-cell office:value-type="percentage" office:value="0.64176004934717801" table:style-name="ce49">
            <text:p>64,2%</text:p>
          </table:table-cell>
          <table:table-cell office:value-type="float" office:value="15651" table:style-name="ce7">
            <text:p>15.651</text:p>
          </table:table-cell>
          <table:table-cell office:value-type="percentage" office:value="0.48245992601726262" table:style-name="ce49">
            <text:p>48,2%</text:p>
          </table:table-cell>
          <table:table-cell office:value-type="float" office:value="10258" table:style-name="ce7">
            <text:p>10.258</text:p>
          </table:table-cell>
          <table:table-cell office:value-type="percentage" office:value="0.40255866886429637" table:style-name="ce49">
            <text:p>40,3%</text:p>
          </table:table-cell>
          <table:table-cell office:value-type="float" office:value="1418" table:style-name="ce7">
            <text:p>1.418</text:p>
          </table:table-cell>
          <table:table-cell office:value-type="percentage" office:value="0.25549549549549549" table:style-name="ce49">
            <text:p>25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30385" table:style-name="ce7">
            <text:p>830.385</text:p>
          </table:table-cell>
          <table:table-cell office:value-type="percentage" office:value="0.94039845347865381" table:style-name="ce49">
            <text:p>94,0%</text:p>
          </table:table-cell>
          <table:table-cell office:value-type="float" office:value="617178" table:style-name="ce7">
            <text:p>617.178</text:p>
          </table:table-cell>
          <table:table-cell office:value-type="percentage" office:value="0.89341208146957918" table:style-name="ce49">
            <text:p>89,3%</text:p>
          </table:table-cell>
          <table:table-cell office:value-type="float" office:value="695206" table:style-name="ce7">
            <text:p>695.206</text:p>
          </table:table-cell>
          <table:table-cell office:value-type="percentage" office:value="0.72354659664394672" table:style-name="ce49">
            <text:p>72,4%</text:p>
          </table:table-cell>
          <table:table-cell office:value-type="float" office:value="590665" table:style-name="ce7">
            <text:p>590.665</text:p>
          </table:table-cell>
          <table:table-cell office:value-type="percentage" office:value="0.56160369366397056" table:style-name="ce49">
            <text:p>56,2%</text:p>
          </table:table-cell>
          <table:table-cell office:value-type="float" office:value="331774" table:style-name="ce7">
            <text:p>331.774</text:p>
          </table:table-cell>
          <table:table-cell office:value-type="percentage" office:value="0.42972678218475813" table:style-name="ce49">
            <text:p>43,0%</text:p>
          </table:table-cell>
          <table:table-cell office:value-type="float" office:value="231375" table:style-name="ce7">
            <text:p>231.375</text:p>
          </table:table-cell>
          <table:table-cell office:value-type="percentage" office:value="0.3686604738611558" table:style-name="ce49">
            <text:p>36,9%</text:p>
          </table:table-cell>
          <table:table-cell office:value-type="float" office:value="23779" table:style-name="ce7">
            <text:p>23.779</text:p>
          </table:table-cell>
          <table:table-cell office:value-type="percentage" office:value="0.19424589722015734" table:style-name="ce49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307" table:style-name="ce7">
            <text:p>161.307</text:p>
          </table:table-cell>
          <table:table-cell office:value-type="percentage" office:value="0.87551223112954091" table:style-name="ce49">
            <text:p>87,6%</text:p>
          </table:table-cell>
          <table:table-cell office:value-type="float" office:value="133330" table:style-name="ce7">
            <text:p>133.330</text:p>
          </table:table-cell>
          <table:table-cell office:value-type="percentage" office:value="0.86603790742689379" table:style-name="ce49">
            <text:p>86,6%</text:p>
          </table:table-cell>
          <table:table-cell office:value-type="float" office:value="151180" table:style-name="ce7">
            <text:p>151.180</text:p>
          </table:table-cell>
          <table:table-cell office:value-type="percentage" office:value="0.71354402658208727" table:style-name="ce49">
            <text:p>71,4%</text:p>
          </table:table-cell>
          <table:table-cell office:value-type="float" office:value="129344" table:style-name="ce7">
            <text:p>129.344</text:p>
          </table:table-cell>
          <table:table-cell office:value-type="percentage" office:value="0.54879099151848409" table:style-name="ce49">
            <text:p>54,9%</text:p>
          </table:table-cell>
          <table:table-cell office:value-type="float" office:value="62158" table:style-name="ce7">
            <text:p>62.158</text:p>
          </table:table-cell>
          <table:table-cell office:value-type="percentage" office:value="0.36211848459956542" table:style-name="ce49">
            <text:p>36,2%</text:p>
          </table:table-cell>
          <table:table-cell office:value-type="float" office:value="45798" table:style-name="ce7">
            <text:p>45.798</text:p>
          </table:table-cell>
          <table:table-cell office:value-type="percentage" office:value="0.3150855515269933" table:style-name="ce49">
            <text:p>31,5%</text:p>
          </table:table-cell>
          <table:table-cell office:value-type="float" office:value="5069" table:style-name="ce7">
            <text:p>5.069</text:p>
          </table:table-cell>
          <table:table-cell office:value-type="percentage" office:value="0.16593014501293005" table:style-name="ce49">
            <text:p>16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205" table:style-name="ce7">
            <text:p>93.205</text:p>
          </table:table-cell>
          <table:table-cell office:value-type="percentage" office:value="0.94897013755256221" table:style-name="ce49">
            <text:p>94,9%</text:p>
          </table:table-cell>
          <table:table-cell office:value-type="float" office:value="71281" table:style-name="ce7">
            <text:p>71.281</text:p>
          </table:table-cell>
          <table:table-cell office:value-type="percentage" office:value="0.98194015869517304" table:style-name="ce49">
            <text:p>98,2%</text:p>
          </table:table-cell>
          <table:table-cell office:value-type="float" office:value="74443" table:style-name="ce7">
            <text:p>74.443</text:p>
          </table:table-cell>
          <table:table-cell office:value-type="percentage" office:value="0.80439786050029716" table:style-name="ce49">
            <text:p>80,4%</text:p>
          </table:table-cell>
          <table:table-cell office:value-type="float" office:value="61451" table:style-name="ce7">
            <text:p>61.451</text:p>
          </table:table-cell>
          <table:table-cell office:value-type="percentage" office:value="0.63761724910766171" table:style-name="ce49">
            <text:p>63,8%</text:p>
          </table:table-cell>
          <table:table-cell office:value-type="float" office:value="30626" table:style-name="ce7">
            <text:p>30.626</text:p>
          </table:table-cell>
          <table:table-cell office:value-type="percentage" office:value="0.46668190476190474" table:style-name="ce49">
            <text:p>46,7%</text:p>
          </table:table-cell>
          <table:table-cell office:value-type="float" office:value="23223" table:style-name="ce7">
            <text:p>23.223</text:p>
          </table:table-cell>
          <table:table-cell office:value-type="percentage" office:value="0.39192952255581998" table:style-name="ce49">
            <text:p>39,2%</text:p>
          </table:table-cell>
          <table:table-cell office:value-type="float" office:value="3048" table:style-name="ce7">
            <text:p>3.048</text:p>
          </table:table-cell>
          <table:table-cell office:value-type="percentage" office:value="0.22867431915372496" table:style-name="ce49">
            <text:p>22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3970" table:style-name="ce7">
            <text:p>343.970</text:p>
          </table:table-cell>
          <table:table-cell office:value-type="percentage" office:value="0.91237274738333074" table:style-name="ce49">
            <text:p>91,2%</text:p>
          </table:table-cell>
          <table:table-cell office:value-type="float" office:value="253302" table:style-name="ce7">
            <text:p>253.302</text:p>
          </table:table-cell>
          <table:table-cell office:value-type="percentage" office:value="0.91416053441698819" table:style-name="ce49">
            <text:p>91,4%</text:p>
          </table:table-cell>
          <table:table-cell office:value-type="float" office:value="258986" table:style-name="ce7">
            <text:p>258.986</text:p>
          </table:table-cell>
          <table:table-cell office:value-type="percentage" office:value="0.79428452257546112" table:style-name="ce49">
            <text:p>79,4%</text:p>
          </table:table-cell>
          <table:table-cell office:value-type="float" office:value="186450" table:style-name="ce7">
            <text:p>186.450</text:p>
          </table:table-cell>
          <table:table-cell office:value-type="percentage" office:value="0.57468961520916295" table:style-name="ce49">
            <text:p>57,5%</text:p>
          </table:table-cell>
          <table:table-cell office:value-type="float" office:value="80093" table:style-name="ce7">
            <text:p>80.093</text:p>
          </table:table-cell>
          <table:table-cell office:value-type="percentage" office:value="0.38250267440971958" table:style-name="ce49">
            <text:p>38,3%</text:p>
          </table:table-cell>
          <table:table-cell office:value-type="float" office:value="52719" table:style-name="ce7">
            <text:p>52.719</text:p>
          </table:table-cell>
          <table:table-cell office:value-type="percentage" office:value="0.3046249321052571" table:style-name="ce49">
            <text:p>30,5%</text:p>
          </table:table-cell>
          <table:table-cell office:value-type="float" office:value="8522" table:style-name="ce7">
            <text:p>8.522</text:p>
          </table:table-cell>
          <table:table-cell office:value-type="percentage" office:value="0.2221411255636942" table:style-name="ce49">
            <text:p>22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626" table:style-name="ce7">
            <text:p>5.626</text:p>
          </table:table-cell>
          <table:table-cell office:value-type="percentage" office:value="0.89486241450612369" table:style-name="ce49">
            <text:p>89,5%</text:p>
          </table:table-cell>
          <table:table-cell office:value-type="float" office:value="7086" table:style-name="ce7">
            <text:p>7.086</text:p>
          </table:table-cell>
          <table:table-cell office:value-type="percentage" office:value="0.92870249017038009" table:style-name="ce49">
            <text:p>92,9%</text:p>
          </table:table-cell>
          <table:table-cell office:value-type="float" office:value="8696" table:style-name="ce7">
            <text:p>8.696</text:p>
          </table:table-cell>
          <table:table-cell office:value-type="percentage" office:value="0.82177282177282174" table:style-name="ce49">
            <text:p>82,2%</text:p>
          </table:table-cell>
          <table:table-cell office:value-type="float" office:value="8043" table:style-name="ce7">
            <text:p>8.043</text:p>
          </table:table-cell>
          <table:table-cell office:value-type="percentage" office:value="0.72179843848155789" table:style-name="ce49">
            <text:p>72,2%</text:p>
          </table:table-cell>
          <table:table-cell office:value-type="float" office:value="5280" table:style-name="ce7">
            <text:p>5.280</text:p>
          </table:table-cell>
          <table:table-cell office:value-type="percentage" office:value="0.57056408039766593" table:style-name="ce49">
            <text:p>57,1%</text:p>
          </table:table-cell>
          <table:table-cell office:value-type="float" office:value="3969" table:style-name="ce7">
            <text:p>3.969</text:p>
          </table:table-cell>
          <table:table-cell office:value-type="percentage" office:value="0.43832136940916622" table:style-name="ce49">
            <text:p>43,8%</text:p>
          </table:table-cell>
          <table:table-cell office:value-type="float" office:value="621" table:style-name="ce7">
            <text:p>621</text:p>
          </table:table-cell>
          <table:table-cell office:value-type="percentage" office:value="0.27272727272727271" table:style-name="ce49">
            <text:p>27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351" table:style-name="ce7">
            <text:p>4.351</text:p>
          </table:table-cell>
          <table:table-cell office:value-type="percentage" office:value="0.8027675276752767" table:style-name="ce49">
            <text:p>80,3%</text:p>
          </table:table-cell>
          <table:table-cell office:value-type="float" office:value="5610" table:style-name="ce7">
            <text:p>5.610</text:p>
          </table:table-cell>
          <table:table-cell office:value-type="percentage" office:value="0.7572894168466523" table:style-name="ce49">
            <text:p>75,7%</text:p>
          </table:table-cell>
          <table:table-cell office:value-type="float" office:value="7180" table:style-name="ce7">
            <text:p>7.180</text:p>
          </table:table-cell>
          <table:table-cell office:value-type="percentage" office:value="0.7142857142857143" table:style-name="ce49">
            <text:p>71,4%</text:p>
          </table:table-cell>
          <table:table-cell office:value-type="float" office:value="6647" table:style-name="ce7">
            <text:p>6.647</text:p>
          </table:table-cell>
          <table:table-cell office:value-type="percentage" office:value="0.63136398176291797" table:style-name="ce49">
            <text:p>63,1%</text:p>
          </table:table-cell>
          <table:table-cell office:value-type="float" office:value="3975" table:style-name="ce7">
            <text:p>3.975</text:p>
          </table:table-cell>
          <table:table-cell office:value-type="percentage" office:value="0.43806480052898389" table:style-name="ce49">
            <text:p>43,8%</text:p>
          </table:table-cell>
          <table:table-cell office:value-type="float" office:value="3090" table:style-name="ce7">
            <text:p>3.090</text:p>
          </table:table-cell>
          <table:table-cell office:value-type="percentage" office:value="0.32157352482048079" table:style-name="ce49">
            <text:p>32,2%</text:p>
          </table:table-cell>
          <table:table-cell office:value-type="float" office:value="611" table:style-name="ce7">
            <text:p>611</text:p>
          </table:table-cell>
          <table:table-cell office:value-type="percentage" office:value="0.25856961489631825" table:style-name="ce49">
            <text:p>25,9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65" table:style-name="ce7">
            <text:p>2.365</text:p>
          </table:table-cell>
          <table:table-cell office:value-type="percentage" office:value="0.6245048851333509" table:style-name="ce49">
            <text:p>62,5%</text:p>
          </table:table-cell>
          <table:table-cell office:value-type="float" office:value="7221" table:style-name="ce7">
            <text:p>7.221</text:p>
          </table:table-cell>
          <table:table-cell office:value-type="percentage" office:value="0.71850746268656718" table:style-name="ce49">
            <text:p>71,9%</text:p>
          </table:table-cell>
          <table:table-cell office:value-type="float" office:value="14827" table:style-name="ce7">
            <text:p>14.827</text:p>
          </table:table-cell>
          <table:table-cell office:value-type="percentage" office:value="0.63695334650743196" table:style-name="ce49">
            <text:p>63,7%</text:p>
          </table:table-cell>
          <table:table-cell office:value-type="float" office:value="14581" table:style-name="ce7">
            <text:p>14.581</text:p>
          </table:table-cell>
          <table:table-cell office:value-type="percentage" office:value="0.44095321619741734" table:style-name="ce49">
            <text:p>44,1%</text:p>
          </table:table-cell>
          <table:table-cell office:value-type="float" office:value="10239" table:style-name="ce7">
            <text:p>10.239</text:p>
          </table:table-cell>
          <table:table-cell office:value-type="percentage" office:value="0.41038076152304609" table:style-name="ce49">
            <text:p>41,0%</text:p>
          </table:table-cell>
          <table:table-cell office:value-type="float" office:value="194" table:style-name="ce7">
            <text:p>194</text:p>
          </table:table-cell>
          <table:table-cell office:value-type="percentage" office:value="0.14674735249621784" table:style-name="ce49">
            <text:p>14,7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5512820512820518" table:style-name="ce52">
            <text:p>95,5%</text:p>
          </table:table-cell>
          <table:table-cell office:value-type="float" office:value="687" table:style-name="ce7">
            <text:p>687</text:p>
          </table:table-cell>
          <table:table-cell office:value-type="percentage" office:value="0.74110032362459544" table:style-name="ce52">
            <text:p>74,1%</text:p>
          </table:table-cell>
          <table:table-cell office:value-type="float" office:value="923" table:style-name="ce7">
            <text:p>923</text:p>
          </table:table-cell>
          <table:table-cell office:value-type="percentage" office:value="0.46829020801623539" table:style-name="ce52">
            <text:p>46,8%</text:p>
          </table:table-cell>
          <table:table-cell office:value-type="float" office:value="1136" table:style-name="ce7">
            <text:p>1.136</text:p>
          </table:table-cell>
          <table:table-cell office:value-type="percentage" office:value="0.46481178396072015" table:style-name="ce52">
            <text:p>46,5%</text:p>
          </table:table-cell>
          <table:table-cell office:value-type="float" office:value="912" table:style-name="ce7">
            <text:p>912</text:p>
          </table:table-cell>
          <table:table-cell office:value-type="percentage" office:value="0.4271662763466042" table:style-name="ce52">
            <text:p>42,7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56352" table:style-name="ce66">
            <text:p>6.356.352</text:p>
          </table:table-cell>
          <table:table-cell office:value-type="percentage" office:value="0.92416924969492908" table:style-name="ce67">
            <text:p>92,42%</text:p>
          </table:table-cell>
          <table:table-cell office:value-type="float" office:value="4914671" table:style-name="ce66">
            <text:p>4.914.671</text:p>
          </table:table-cell>
          <table:table-cell office:value-type="percentage" office:value="0.92431315080045429" table:style-name="ce67">
            <text:p>92,43%</text:p>
          </table:table-cell>
          <table:table-cell office:value-type="float" office:value="5252591" table:style-name="ce66">
            <text:p>5.252.591</text:p>
          </table:table-cell>
          <table:table-cell office:value-type="percentage" office:value="0.77604985426324335" table:style-name="ce67">
            <text:p>77,60%</text:p>
          </table:table-cell>
          <table:table-cell office:value-type="float" office:value="4396774" table:style-name="ce66">
            <text:p>4.396.774</text:p>
          </table:table-cell>
          <table:table-cell office:value-type="percentage" office:value="0.61976979802528964" table:style-name="ce67">
            <text:p>61,98%</text:p>
          </table:table-cell>
          <table:table-cell office:value-type="float" office:value="2313610" table:style-name="ce66">
            <text:p>2.313.610</text:p>
          </table:table-cell>
          <table:table-cell office:value-type="percentage" office:value="0.45748634329281967" table:style-name="ce67">
            <text:p>45,75%</text:p>
          </table:table-cell>
          <table:table-cell office:value-type="float" office:value="1627036" table:style-name="ce66">
            <text:p>1.627.036</text:p>
          </table:table-cell>
          <table:table-cell office:value-type="percentage" office:value="0.390774843495376" table:style-name="ce67">
            <text:p>39,08%</text:p>
          </table:table-cell>
          <table:table-cell office:value-type="float" office:value="220636" table:style-name="ce66">
            <text:p>220.636</text:p>
          </table:table-cell>
          <table:table-cell office:value-type="percentage" office:value="0.25547987874212319" table:style-name="ce67">
            <text:p>25,55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7451" table:style-name="ce8">
            <text:p>447.451</text:p>
          </table:table-cell>
          <table:table-cell office:value-type="percentage" office:value="0.61439840719508432" table:style-name="ce77">
            <text:p>61,4%</text:p>
          </table:table-cell>
          <table:table-cell office:value-type="float" office:value="354623" table:style-name="ce8">
            <text:p>354.623</text:p>
          </table:table-cell>
          <table:table-cell office:value-type="percentage" office:value="0.48693556692183587" table:style-name="ce77">
            <text:p>48,7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4857" table:style-name="ce8">
            <text:p>54.857</text:p>
          </table:table-cell>
          <table:table-cell office:value-type="percentage" office:value="0.52869121048573631" table:style-name="ce77">
            <text:p>52,9%</text:p>
          </table:table-cell>
          <table:table-cell office:value-type="float" office:value="44063" table:style-name="ce8">
            <text:p>44.063</text:p>
          </table:table-cell>
          <table:table-cell office:value-type="percentage" office:value="0.42466268311488048" table:style-name="ce77">
            <text:p>42,5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3869" table:style-name="ce8">
            <text:p>43.869</text:p>
          </table:table-cell>
          <table:table-cell office:value-type="percentage" office:value="0.70552758970070284" table:style-name="ce77">
            <text:p>70,6%</text:p>
          </table:table-cell>
          <table:table-cell office:value-type="float" office:value="38101" table:style-name="ce8">
            <text:p>38.101</text:p>
          </table:table-cell>
          <table:table-cell office:value-type="percentage" office:value="0.61276315154634198" table:style-name="ce77">
            <text:p>61,3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718" table:style-name="ce8">
            <text:p>33.718</text:p>
          </table:table-cell>
          <table:table-cell office:value-type="percentage" office:value="0.34468728915785812" table:style-name="ce77">
            <text:p>34,5%</text:p>
          </table:table-cell>
          <table:table-cell office:value-type="float" office:value="25951" table:style-name="ce8">
            <text:p>25.951</text:p>
          </table:table-cell>
          <table:table-cell office:value-type="percentage" office:value="0.26528797203083149" table:style-name="ce77">
            <text:p>26,5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483" table:style-name="ce8">
            <text:p>80.483</text:p>
          </table:table-cell>
          <table:table-cell office:value-type="percentage" office:value="0.5155729513657562" table:style-name="ce77">
            <text:p>51,6%</text:p>
          </table:table-cell>
          <table:table-cell office:value-type="float" office:value="60890" table:style-name="ce8">
            <text:p>60.890</text:p>
          </table:table-cell>
          <table:table-cell office:value-type="percentage" office:value="0.39006047250550913" table:style-name="ce77">
            <text:p>39,0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940" table:style-name="ce8">
            <text:p>25.940</text:p>
          </table:table-cell>
          <table:table-cell office:value-type="percentage" office:value="0.6042253849199879" table:style-name="ce77">
            <text:p>60,4%</text:p>
          </table:table-cell>
          <table:table-cell office:value-type="float" office:value="23138" table:style-name="ce8">
            <text:p>23.138</text:p>
          </table:table-cell>
          <table:table-cell office:value-type="percentage" office:value="0.53895786261675716" table:style-name="ce77">
            <text:p>53,9%</text:p>
          </table:table-cell>
          <table:table-cell office:value-type="date" office:date-value="2022-05-31T00:00:00" table:style-name="ce11">
            <text:p>31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4739" table:style-name="ce8">
            <text:p>104.739</text:p>
          </table:table-cell>
          <table:table-cell office:value-type="percentage" office:value="0.65978569673757614" table:style-name="ce77">
            <text:p>66,0%</text:p>
          </table:table-cell>
          <table:table-cell office:value-type="float" office:value="93899" table:style-name="ce8">
            <text:p>93.899</text:p>
          </table:table-cell>
          <table:table-cell office:value-type="percentage" office:value="0.59150094175008028" table:style-name="ce77">
            <text:p>59,2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4875" table:style-name="ce8">
            <text:p>104.875</text:p>
          </table:table-cell>
          <table:table-cell office:value-type="percentage" office:value="0.61213709536205829" table:style-name="ce77">
            <text:p>61,2%</text:p>
          </table:table-cell>
          <table:table-cell office:value-type="float" office:value="85455" table:style-name="ce8">
            <text:p>85.455</text:p>
          </table:table-cell>
          <table:table-cell office:value-type="percentage" office:value="0.4987859402542521" table:style-name="ce77">
            <text:p>49,9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9208" table:style-name="ce8">
            <text:p>259.208</text:p>
          </table:table-cell>
          <table:table-cell office:value-type="percentage" office:value="0.39991236758711557" table:style-name="ce77">
            <text:p>40,0%</text:p>
          </table:table-cell>
          <table:table-cell office:value-type="float" office:value="199308" table:style-name="ce8">
            <text:p>199.308</text:p>
          </table:table-cell>
          <table:table-cell office:value-type="percentage" office:value="0.30749719977413054" table:style-name="ce77">
            <text:p>30,7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0898" table:style-name="ce8">
            <text:p>260.898</text:p>
          </table:table-cell>
          <table:table-cell office:value-type="percentage" office:value="0.63595811273291014" table:style-name="ce77">
            <text:p>63,6%</text:p>
          </table:table-cell>
          <table:table-cell office:value-type="float" office:value="193919" table:style-name="ce8">
            <text:p>193.919</text:p>
          </table:table-cell>
          <table:table-cell office:value-type="percentage" office:value="0.4726918614288082" table:style-name="ce77">
            <text:p>47,3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001" table:style-name="ce8">
            <text:p>60.001</text:p>
          </table:table-cell>
          <table:table-cell office:value-type="percentage" office:value="0.76353664278533528" table:style-name="ce77">
            <text:p>76,4%</text:p>
          </table:table-cell>
          <table:table-cell office:value-type="float" office:value="50662" table:style-name="ce8">
            <text:p>50.662</text:p>
          </table:table-cell>
          <table:table-cell office:value-type="percentage" office:value="0.6446941450440935" table:style-name="ce77">
            <text:p>64,5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7268" table:style-name="ce8">
            <text:p>137.268</text:p>
          </table:table-cell>
          <table:table-cell office:value-type="percentage" office:value="0.7730055131013589" table:style-name="ce77">
            <text:p>77,3%</text:p>
          </table:table-cell>
          <table:table-cell office:value-type="float" office:value="119260" table:style-name="ce8">
            <text:p>119.260</text:p>
          </table:table-cell>
          <table:table-cell office:value-type="percentage" office:value="0.67159598371410711" table:style-name="ce77">
            <text:p>67,2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915" table:style-name="ce8">
            <text:p>16.915</text:p>
          </table:table-cell>
          <table:table-cell office:value-type="percentage" office:value="0.66602354608812064" table:style-name="ce77">
            <text:p>66,6%</text:p>
          </table:table-cell>
          <table:table-cell office:value-type="float" office:value="14485" table:style-name="ce8">
            <text:p>14.485</text:p>
          </table:table-cell>
          <table:table-cell office:value-type="percentage" office:value="0.57034295389219203" table:style-name="ce77">
            <text:p>57,0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4390" table:style-name="ce8">
            <text:p>264.390</text:p>
          </table:table-cell>
          <table:table-cell office:value-type="percentage" office:value="0.46594704145922367" table:style-name="ce77">
            <text:p>46,6%</text:p>
          </table:table-cell>
          <table:table-cell office:value-type="float" office:value="225439" table:style-name="ce8">
            <text:p>225.439</text:p>
          </table:table-cell>
          <table:table-cell office:value-type="percentage" office:value="0.39730184605895053" table:style-name="ce77">
            <text:p>39,7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481" table:style-name="ce8">
            <text:p>71.481</text:p>
          </table:table-cell>
          <table:table-cell office:value-type="percentage" office:value="0.51149927011477803" table:style-name="ce77">
            <text:p>51,1%</text:p>
          </table:table-cell>
          <table:table-cell office:value-type="float" office:value="50105" table:style-name="ce8">
            <text:p>50.105</text:p>
          </table:table-cell>
          <table:table-cell office:value-type="percentage" office:value="0.35853822594956636" table:style-name="ce77">
            <text:p>35,9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483" table:style-name="ce8">
            <text:p>29.483</text:p>
          </table:table-cell>
          <table:table-cell office:value-type="percentage" office:value="0.52246105863798264" table:style-name="ce77">
            <text:p>52,2%</text:p>
          </table:table-cell>
          <table:table-cell office:value-type="float" office:value="25706" table:style-name="ce8">
            <text:p>25.706</text:p>
          </table:table-cell>
          <table:table-cell office:value-type="percentage" office:value="0.45552976201024259" table:style-name="ce77">
            <text:p>45,6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037" table:style-name="ce8">
            <text:p>86.037</text:p>
          </table:table-cell>
          <table:table-cell office:value-type="percentage" office:value="0.50557063780277123" table:style-name="ce77">
            <text:p>50,6%</text:p>
          </table:table-cell>
          <table:table-cell office:value-type="float" office:value="67874" table:style-name="ce8">
            <text:p>67.874</text:p>
          </table:table-cell>
          <table:table-cell office:value-type="percentage" office:value="0.39884121331782019" table:style-name="ce77">
            <text:p>39,9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28" table:style-name="ce8">
            <text:p>3.228</text:p>
          </table:table-cell>
          <table:table-cell office:value-type="percentage" office:value="0.35083143136615585" table:style-name="ce77">
            <text:p>35,1%</text:p>
          </table:table-cell>
          <table:table-cell office:value-type="float" office:value="2221" table:style-name="ce8">
            <text:p>2.221</text:p>
          </table:table-cell>
          <table:table-cell office:value-type="percentage" office:value="0.24138680578198021" table:style-name="ce77">
            <text:p>24,1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24" table:style-name="ce8">
            <text:p>3.624</text:p>
          </table:table-cell>
          <table:table-cell office:value-type="percentage" office:value="0.32725302510384685" table:style-name="ce77">
            <text:p>32,7%</text:p>
          </table:table-cell>
          <table:table-cell office:value-type="float" office:value="2102" table:style-name="ce8">
            <text:p>2.102</text:p>
          </table:table-cell>
          <table:table-cell office:value-type="percentage" office:value="0.18981397868882066" table:style-name="ce77">
            <text:p>19,0%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6-01T00:00:00" table:style-name="ce11">
            <text:p>01/06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5-26T00:00:00" table:style-name="ce11">
            <text:p>26/05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88465" table:style-name="ce82">
            <text:p>2.088.465</text:p>
          </table:table-cell>
          <table:table-cell office:value-type="percentage" office:value="0.54741159226706904" table:style-name="ce83">
            <text:p>54,7%</text:p>
          </table:table-cell>
          <table:table-cell office:value-type="float" office:value="1677201" table:style-name="ce82">
            <text:p>1.677.201</text:p>
          </table:table-cell>
          <table:table-cell office:value-type="percentage" office:value="0.43961439141279379" table:style-name="ce83">
            <text:p>44,0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6-02T12:15:23Z</dc:date>
  </office:meta>
</office:document-meta>
</file>